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132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0.5285in"/>
    </style:style>
    <style:style style:name="Table1.C" style:family="table-column">
      <style:table-column-properties style:column-width="0.5292in"/>
    </style:style>
    <style:style style:name="Table1.G" style:family="table-column">
      <style:table-column-properties style:column-width="0.5368in"/>
    </style:style>
    <style:style style:name="Table1.J" style:family="table-column">
      <style:table-column-properties style:column-width="0.47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I1" style:family="table-cell" style:data-style-name="N0">
      <style:table-cell-properties style:vertical-align="middle" fo:padding="0.0382in" fo:border-left="0.05pt solid #000000" fo:border-right="none" fo:border-top="0.05pt solid #000000" fo:border-bottom="none"/>
    </style:style>
    <style:style style:name="Table1.J1" style:family="table-cell" style:data-style-name="N0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J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J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J6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J7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J8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1" style:family="table">
      <style:table-properties style:width="6.4132in" table:align="left"/>
    </style:style>
    <style:style style:name="Tabulka1.A" style:family="table-column">
      <style:table-column-properties style:column-width="1.6944in"/>
    </style:style>
    <style:style style:name="Tabulka1.B" style:family="table-column">
      <style:table-column-properties style:column-width="0.5285in"/>
    </style:style>
    <style:style style:name="Tabulka1.C" style:family="table-column">
      <style:table-column-properties style:column-width="0.5292in"/>
    </style:style>
    <style:style style:name="Tabulka1.G" style:family="table-column">
      <style:table-column-properties style:column-width="0.5368in"/>
    </style:style>
    <style:style style:name="Tabulka1.J" style:family="table-column">
      <style:table-column-properties style:column-width="0.4792in"/>
    </style:style>
    <style:style style:name="Tabulka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ulka1.B1" style:family="table-cell" style:data-style-name="N0">
      <style:table-cell-properties style:vertical-align="middle" fo:padding="0.0382in" fo:border-left="0.05pt solid #000000" fo:border-right="none" fo:border-top="0.05pt solid #000000" fo:border-bottom="none"/>
    </style:style>
    <style:style style:name="Tabulka1.J1" style:family="table-cell" style:data-style-name="N0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ulka1.A2" style:family="table-cell">
      <style:table-cell-properties fo:padding="0.0382in" fo:border-left="0.05pt solid #000000" fo:border-right="none" fo:border-top="none" fo:border-bottom="0.05pt solid #000000"/>
    </style:style>
    <style:style style:name="Tabulka1.B2" style:family="table-cell">
      <style:table-cell-properties fo:padding="0.0382in" fo:border-left="0.05pt solid #000000" fo:border-right="none" fo:border-top="none" fo:border-bottom="0.05pt solid #000000"/>
    </style:style>
    <style:style style:name="Tabulka1.C2" style:family="table-cell">
      <style:table-cell-properties fo:padding="0.0382in" fo:border-left="0.05pt solid #000000" fo:border-right="none" fo:border-top="none" fo:border-bottom="0.05pt solid #000000"/>
    </style:style>
    <style:style style:name="Tabulka1.D2" style:family="table-cell">
      <style:table-cell-properties fo:padding="0.0382in" fo:border-left="0.05pt solid #000000" fo:border-right="none" fo:border-top="none" fo:border-bottom="0.05pt solid #000000"/>
    </style:style>
    <style:style style:name="Tabulka1.E2" style:family="table-cell">
      <style:table-cell-properties fo:padding="0.0382in" fo:border-left="0.05pt solid #000000" fo:border-right="none" fo:border-top="none" fo:border-bottom="0.05pt solid #000000"/>
    </style:style>
    <style:style style:name="Tabulka1.F2" style:family="table-cell">
      <style:table-cell-properties fo:padding="0.0382in" fo:border-left="0.05pt solid #000000" fo:border-right="none" fo:border-top="none" fo:border-bottom="0.05pt solid #000000"/>
    </style:style>
    <style:style style:name="Tabulka1.G2" style:family="table-cell">
      <style:table-cell-properties fo:padding="0.0382in" fo:border-left="0.05pt solid #000000" fo:border-right="none" fo:border-top="none" fo:border-bottom="0.05pt solid #000000"/>
    </style:style>
    <style:style style:name="Tabulka1.H2" style:family="table-cell">
      <style:table-cell-properties fo:padding="0.0382in" fo:border-left="0.05pt solid #000000" fo:border-right="none" fo:border-top="none" fo:border-bottom="0.05pt solid #000000"/>
    </style:style>
    <style:style style:name="Tabulka1.I2" style:family="table-cell">
      <style:table-cell-properties fo:padding="0.0382in" fo:border-left="0.05pt solid #000000" fo:border-right="none" fo:border-top="none" fo:border-bottom="0.05pt solid #000000"/>
    </style:style>
    <style:style style:name="Tabulka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1.A3" style:family="table-cell">
      <style:table-cell-properties fo:padding="0.0382in" fo:border-left="0.05pt solid #000000" fo:border-right="none" fo:border-top="none" fo:border-bottom="0.05pt solid #000000"/>
    </style:style>
    <style:style style:name="Tabulka1.B3" style:family="table-cell">
      <style:table-cell-properties fo:padding="0.0382in" fo:border-left="0.05pt solid #000000" fo:border-right="none" fo:border-top="none" fo:border-bottom="0.05pt solid #000000"/>
    </style:style>
    <style:style style:name="Tabulka1.C3" style:family="table-cell">
      <style:table-cell-properties fo:padding="0.0382in" fo:border-left="0.05pt solid #000000" fo:border-right="none" fo:border-top="none" fo:border-bottom="0.05pt solid #000000"/>
    </style:style>
    <style:style style:name="Tabulka1.D3" style:family="table-cell">
      <style:table-cell-properties fo:padding="0.0382in" fo:border-left="0.05pt solid #000000" fo:border-right="none" fo:border-top="none" fo:border-bottom="0.05pt solid #000000"/>
    </style:style>
    <style:style style:name="Tabulka1.E3" style:family="table-cell">
      <style:table-cell-properties fo:padding="0.0382in" fo:border-left="0.05pt solid #000000" fo:border-right="none" fo:border-top="none" fo:border-bottom="0.05pt solid #000000"/>
    </style:style>
    <style:style style:name="Tabulka1.F3" style:family="table-cell">
      <style:table-cell-properties fo:padding="0.0382in" fo:border-left="0.05pt solid #000000" fo:border-right="none" fo:border-top="none" fo:border-bottom="0.05pt solid #000000"/>
    </style:style>
    <style:style style:name="Tabulka1.G3" style:family="table-cell">
      <style:table-cell-properties fo:padding="0.0382in" fo:border-left="0.05pt solid #000000" fo:border-right="none" fo:border-top="none" fo:border-bottom="0.05pt solid #000000"/>
    </style:style>
    <style:style style:name="Tabulka1.H3" style:family="table-cell">
      <style:table-cell-properties fo:padding="0.0382in" fo:border-left="0.05pt solid #000000" fo:border-right="none" fo:border-top="none" fo:border-bottom="0.05pt solid #000000"/>
    </style:style>
    <style:style style:name="Tabulka1.I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J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1.A4" style:family="table-cell">
      <style:table-cell-properties fo:padding="0.0382in" fo:border-left="0.05pt solid #000000" fo:border-right="none" fo:border-top="none" fo:border-bottom="0.05pt solid #000000"/>
    </style:style>
    <style:style style:name="Tabulka1.B4" style:family="table-cell">
      <style:table-cell-properties fo:padding="0.0382in" fo:border-left="0.05pt solid #000000" fo:border-right="none" fo:border-top="none" fo:border-bottom="0.05pt solid #000000"/>
    </style:style>
    <style:style style:name="Tabulka1.C4" style:family="table-cell">
      <style:table-cell-properties fo:padding="0.0382in" fo:border-left="0.05pt solid #000000" fo:border-right="none" fo:border-top="none" fo:border-bottom="0.05pt solid #000000"/>
    </style:style>
    <style:style style:name="Tabulka1.D4" style:family="table-cell">
      <style:table-cell-properties fo:padding="0.0382in" fo:border-left="0.05pt solid #000000" fo:border-right="none" fo:border-top="none" fo:border-bottom="0.05pt solid #000000"/>
    </style:style>
    <style:style style:name="Tabulka1.E4" style:family="table-cell">
      <style:table-cell-properties fo:padding="0.0382in" fo:border-left="0.05pt solid #000000" fo:border-right="none" fo:border-top="none" fo:border-bottom="0.05pt solid #000000"/>
    </style:style>
    <style:style style:name="Tabulka1.F4" style:family="table-cell">
      <style:table-cell-properties fo:padding="0.0382in" fo:border-left="0.05pt solid #000000" fo:border-right="none" fo:border-top="none" fo:border-bottom="0.05pt solid #000000"/>
    </style:style>
    <style:style style:name="Tabulka1.G4" style:family="table-cell">
      <style:table-cell-properties fo:padding="0.0382in" fo:border-left="0.05pt solid #000000" fo:border-right="none" fo:border-top="none" fo:border-bottom="0.05pt solid #000000"/>
    </style:style>
    <style:style style:name="Tabulka1.H4" style:family="table-cell">
      <style:table-cell-properties fo:padding="0.0382in" fo:border-left="0.05pt solid #000000" fo:border-right="none" fo:border-top="none" fo:border-bottom="0.05pt solid #000000"/>
    </style:style>
    <style:style style:name="Tabulka1.I4" style:family="table-cell">
      <style:table-cell-properties fo:padding="0.0382in" fo:border-left="0.05pt solid #000000" fo:border-right="none" fo:border-top="none" fo:border-bottom="0.05pt solid #000000"/>
    </style:style>
    <style:style style:name="Tabulka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1.A5" style:family="table-cell">
      <style:table-cell-properties fo:padding="0.0382in" fo:border-left="0.05pt solid #000000" fo:border-right="none" fo:border-top="none" fo:border-bottom="0.05pt solid #000000"/>
    </style:style>
    <style:style style:name="Tabulka1.B5" style:family="table-cell">
      <style:table-cell-properties fo:padding="0.0382in" fo:border-left="0.05pt solid #000000" fo:border-right="none" fo:border-top="none" fo:border-bottom="0.05pt solid #000000"/>
    </style:style>
    <style:style style:name="Tabulka1.C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E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F5" style:family="table-cell">
      <style:table-cell-properties fo:padding="0.0382in" fo:border-left="0.05pt solid #000000" fo:border-right="none" fo:border-top="none" fo:border-bottom="0.05pt solid #000000"/>
    </style:style>
    <style:style style:name="Tabulka1.G5" style:family="table-cell">
      <style:table-cell-properties fo:padding="0.0382in" fo:border-left="0.05pt solid #000000" fo:border-right="none" fo:border-top="none" fo:border-bottom="0.05pt solid #000000"/>
    </style:style>
    <style:style style:name="Tabulka1.H5" style:family="table-cell">
      <style:table-cell-properties fo:padding="0.0382in" fo:border-left="0.05pt solid #000000" fo:border-right="none" fo:border-top="none" fo:border-bottom="0.05pt solid #000000"/>
    </style:style>
    <style:style style:name="Tabulka1.I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J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1.A6" style:family="table-cell">
      <style:table-cell-properties fo:padding="0.0382in" fo:border-left="0.05pt solid #000000" fo:border-right="none" fo:border-top="none" fo:border-bottom="0.05pt solid #000000"/>
    </style:style>
    <style:style style:name="Tabulka1.B6" style:family="table-cell">
      <style:table-cell-properties fo:padding="0.0382in" fo:border-left="0.05pt solid #000000" fo:border-right="none" fo:border-top="none" fo:border-bottom="0.05pt solid #000000"/>
    </style:style>
    <style:style style:name="Tabulka1.C6" style:family="table-cell">
      <style:table-cell-properties fo:padding="0.0382in" fo:border-left="0.05pt solid #000000" fo:border-right="none" fo:border-top="none" fo:border-bottom="0.05pt solid #000000"/>
    </style:style>
    <style:style style:name="Tabulka1.D6" style:family="table-cell">
      <style:table-cell-properties fo:padding="0.0382in" fo:border-left="0.05pt solid #000000" fo:border-right="none" fo:border-top="none" fo:border-bottom="0.05pt solid #000000"/>
    </style:style>
    <style:style style:name="Tabulka1.E6" style:family="table-cell">
      <style:table-cell-properties fo:padding="0.0382in" fo:border-left="0.05pt solid #000000" fo:border-right="none" fo:border-top="none" fo:border-bottom="0.05pt solid #000000"/>
    </style:style>
    <style:style style:name="Tabulka1.F6" style:family="table-cell">
      <style:table-cell-properties fo:padding="0.0382in" fo:border-left="0.05pt solid #000000" fo:border-right="none" fo:border-top="none" fo:border-bottom="0.05pt solid #000000"/>
    </style:style>
    <style:style style:name="Tabulka1.G6" style:family="table-cell">
      <style:table-cell-properties fo:padding="0.0382in" fo:border-left="0.05pt solid #000000" fo:border-right="none" fo:border-top="none" fo:border-bottom="0.05pt solid #000000"/>
    </style:style>
    <style:style style:name="Tabulka1.H6" style:family="table-cell">
      <style:table-cell-properties fo:padding="0.0382in" fo:border-left="0.05pt solid #000000" fo:border-right="none" fo:border-top="none" fo:border-bottom="0.05pt solid #000000"/>
    </style:style>
    <style:style style:name="Tabulka1.I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J6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1.A7" style:family="table-cell">
      <style:table-cell-properties fo:padding="0.0382in" fo:border-left="0.05pt solid #000000" fo:border-right="none" fo:border-top="none" fo:border-bottom="0.05pt solid #000000"/>
    </style:style>
    <style:style style:name="Tabulka1.B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C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D7" style:family="table-cell">
      <style:table-cell-properties fo:padding="0.0382in" fo:border-left="0.05pt solid #000000" fo:border-right="none" fo:border-top="none" fo:border-bottom="0.05pt solid #000000"/>
    </style:style>
    <style:style style:name="Tabulka1.E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F7" style:family="table-cell">
      <style:table-cell-properties fo:padding="0.0382in" fo:border-left="0.05pt solid #000000" fo:border-right="none" fo:border-top="none" fo:border-bottom="0.05pt solid #000000"/>
    </style:style>
    <style:style style:name="Tabulka1.G7" style:family="table-cell">
      <style:table-cell-properties fo:padding="0.0382in" fo:border-left="0.05pt solid #000000" fo:border-right="none" fo:border-top="none" fo:border-bottom="0.05pt solid #000000"/>
    </style:style>
    <style:style style:name="Tabulka1.H7" style:family="table-cell">
      <style:table-cell-properties fo:padding="0.0382in" fo:border-left="0.05pt solid #000000" fo:border-right="none" fo:border-top="none" fo:border-bottom="0.05pt solid #000000"/>
    </style:style>
    <style:style style:name="Tabulka1.I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J7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1.A8" style:family="table-cell">
      <style:table-cell-properties fo:padding="0.0382in" fo:border-left="0.05pt solid #000000" fo:border-right="none" fo:border-top="none" fo:border-bottom="0.05pt solid #000000"/>
    </style:style>
    <style:style style:name="Tabulka1.B8" style:family="table-cell">
      <style:table-cell-properties fo:padding="0.0382in" fo:border-left="0.05pt solid #000000" fo:border-right="none" fo:border-top="none" fo:border-bottom="0.05pt solid #000000"/>
    </style:style>
    <style:style style:name="Tabulka1.C8" style:family="table-cell">
      <style:table-cell-properties fo:padding="0.0382in" fo:border-left="0.05pt solid #000000" fo:border-right="none" fo:border-top="none" fo:border-bottom="0.05pt solid #000000"/>
    </style:style>
    <style:style style:name="Tabulka1.D8" style:family="table-cell">
      <style:table-cell-properties fo:padding="0.0382in" fo:border-left="0.05pt solid #000000" fo:border-right="none" fo:border-top="none" fo:border-bottom="0.05pt solid #000000"/>
    </style:style>
    <style:style style:name="Tabulka1.E8" style:family="table-cell">
      <style:table-cell-properties fo:padding="0.0382in" fo:border-left="0.05pt solid #000000" fo:border-right="none" fo:border-top="none" fo:border-bottom="0.05pt solid #000000"/>
    </style:style>
    <style:style style:name="Tabulka1.F8" style:family="table-cell">
      <style:table-cell-properties fo:padding="0.0382in" fo:border-left="0.05pt solid #000000" fo:border-right="none" fo:border-top="none" fo:border-bottom="0.05pt solid #000000"/>
    </style:style>
    <style:style style:name="Tabulka1.G8" style:family="table-cell">
      <style:table-cell-properties fo:padding="0.0382in" fo:border-left="0.05pt solid #000000" fo:border-right="none" fo:border-top="none" fo:border-bottom="0.05pt solid #000000"/>
    </style:style>
    <style:style style:name="Tabulka1.H8" style:family="table-cell">
      <style:table-cell-properties fo:padding="0.0382in" fo:border-left="0.05pt solid #000000" fo:border-right="none" fo:border-top="none" fo:border-bottom="0.05pt solid #000000"/>
    </style:style>
    <style:style style:name="Tabulka1.I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1.J8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1.A9" style:family="table-cell">
      <style:table-cell-properties fo:padding="0.0382in" fo:border-left="0.05pt solid #000000" fo:border-right="none" fo:border-top="none" fo:border-bottom="0.05pt solid #000000"/>
    </style:style>
    <style:style style:name="Tabulka1.B9" style:family="table-cell">
      <style:table-cell-properties fo:padding="0.0382in" fo:border-left="0.05pt solid #000000" fo:border-right="none" fo:border-top="none" fo:border-bottom="0.05pt solid #000000"/>
    </style:style>
    <style:style style:name="Tabulka1.C9" style:family="table-cell">
      <style:table-cell-properties fo:padding="0.0382in" fo:border-left="0.05pt solid #000000" fo:border-right="none" fo:border-top="none" fo:border-bottom="0.05pt solid #000000"/>
    </style:style>
    <style:style style:name="Tabulka1.D9" style:family="table-cell">
      <style:table-cell-properties fo:padding="0.0382in" fo:border-left="0.05pt solid #000000" fo:border-right="none" fo:border-top="none" fo:border-bottom="0.05pt solid #000000"/>
    </style:style>
    <style:style style:name="Tabulka1.E9" style:family="table-cell">
      <style:table-cell-properties fo:padding="0.0382in" fo:border-left="0.05pt solid #000000" fo:border-right="none" fo:border-top="none" fo:border-bottom="0.05pt solid #000000"/>
    </style:style>
    <style:style style:name="Tabulka1.F9" style:family="table-cell">
      <style:table-cell-properties fo:padding="0.0382in" fo:border-left="0.05pt solid #000000" fo:border-right="none" fo:border-top="none" fo:border-bottom="0.05pt solid #000000"/>
    </style:style>
    <style:style style:name="Tabulka1.G9" style:family="table-cell">
      <style:table-cell-properties fo:padding="0.0382in" fo:border-left="0.05pt solid #000000" fo:border-right="none" fo:border-top="none" fo:border-bottom="0.05pt solid #000000"/>
    </style:style>
    <style:style style:name="Tabulka1.H9" style:family="table-cell">
      <style:table-cell-properties fo:padding="0.0382in" fo:border-left="0.05pt solid #000000" fo:border-right="none" fo:border-top="none" fo:border-bottom="0.05pt solid #000000"/>
    </style:style>
    <style:style style:name="Tabulka1.I9" style:family="table-cell">
      <style:table-cell-properties fo:padding="0.0382in" fo:border-left="0.05pt solid #000000" fo:border-right="none" fo:border-top="none" fo:border-bottom="0.05pt solid #000000"/>
    </style:style>
    <style:style style:name="Tabulka1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1.A10" style:family="table-cell">
      <style:table-cell-properties fo:padding="0.0382in" fo:border-left="0.05pt solid #000000" fo:border-right="none" fo:border-top="none" fo:border-bottom="0.05pt solid #000000"/>
    </style:style>
    <style:style style:name="Tabulka1.B10" style:family="table-cell">
      <style:table-cell-properties fo:padding="0.0382in" fo:border-left="0.05pt solid #000000" fo:border-right="none" fo:border-top="none" fo:border-bottom="0.05pt solid #000000"/>
    </style:style>
    <style:style style:name="Tabulka1.C10" style:family="table-cell">
      <style:table-cell-properties fo:padding="0.0382in" fo:border-left="0.05pt solid #000000" fo:border-right="none" fo:border-top="none" fo:border-bottom="0.05pt solid #000000"/>
    </style:style>
    <style:style style:name="Tabulka1.D10" style:family="table-cell">
      <style:table-cell-properties fo:padding="0.0382in" fo:border-left="0.05pt solid #000000" fo:border-right="none" fo:border-top="none" fo:border-bottom="0.05pt solid #000000"/>
    </style:style>
    <style:style style:name="Tabulka1.E10" style:family="table-cell">
      <style:table-cell-properties fo:padding="0.0382in" fo:border-left="0.05pt solid #000000" fo:border-right="none" fo:border-top="none" fo:border-bottom="0.05pt solid #000000"/>
    </style:style>
    <style:style style:name="Tabulka1.F10" style:family="table-cell">
      <style:table-cell-properties fo:padding="0.0382in" fo:border-left="0.05pt solid #000000" fo:border-right="none" fo:border-top="none" fo:border-bottom="0.05pt solid #000000"/>
    </style:style>
    <style:style style:name="Tabulka1.G10" style:family="table-cell">
      <style:table-cell-properties fo:padding="0.0382in" fo:border-left="0.05pt solid #000000" fo:border-right="none" fo:border-top="none" fo:border-bottom="0.05pt solid #000000"/>
    </style:style>
    <style:style style:name="Tabulka1.H10" style:family="table-cell">
      <style:table-cell-properties fo:padding="0.0382in" fo:border-left="0.05pt solid #000000" fo:border-right="none" fo:border-top="none" fo:border-bottom="0.05pt solid #000000"/>
    </style:style>
    <style:style style:name="Tabulka1.I10" style:family="table-cell">
      <style:table-cell-properties fo:padding="0.0382in" fo:border-left="0.05pt solid #000000" fo:border-right="none" fo:border-top="none" fo:border-bottom="0.05pt solid #000000"/>
    </style:style>
    <style:style style:name="Tabulka1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2" style:family="table">
      <style:table-properties style:width="6.4132in" table:align="left"/>
    </style:style>
    <style:style style:name="Tabulka2.A" style:family="table-column">
      <style:table-column-properties style:column-width="1.6944in"/>
    </style:style>
    <style:style style:name="Tabulka2.B" style:family="table-column">
      <style:table-column-properties style:column-width="0.5285in"/>
    </style:style>
    <style:style style:name="Tabulka2.C" style:family="table-column">
      <style:table-column-properties style:column-width="0.5292in"/>
    </style:style>
    <style:style style:name="Tabulka2.G" style:family="table-column">
      <style:table-column-properties style:column-width="0.5368in"/>
    </style:style>
    <style:style style:name="Tabulka2.J" style:family="table-column">
      <style:table-column-properties style:column-width="0.4792in"/>
    </style:style>
    <style:style style:name="Tabulka2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ulka2.B1" style:family="table-cell" style:data-style-name="N0">
      <style:table-cell-properties style:vertical-align="middle" fo:padding="0.0382in" fo:border-left="0.05pt solid #000000" fo:border-right="none" fo:border-top="0.05pt solid #000000" fo:border-bottom="none"/>
    </style:style>
    <style:style style:name="Tabulka2.J1" style:family="table-cell" style:data-style-name="N0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ulka2.A2" style:family="table-cell">
      <style:table-cell-properties fo:padding="0.0382in" fo:border-left="0.05pt solid #000000" fo:border-right="none" fo:border-top="none" fo:border-bottom="0.05pt solid #000000"/>
    </style:style>
    <style:style style:name="Tabulka2.B2" style:family="table-cell">
      <style:table-cell-properties fo:padding="0.0382in" fo:border-left="0.05pt solid #000000" fo:border-right="none" fo:border-top="none" fo:border-bottom="0.05pt solid #000000"/>
    </style:style>
    <style:style style:name="Tabulka2.C2" style:family="table-cell">
      <style:table-cell-properties fo:padding="0.0382in" fo:border-left="0.05pt solid #000000" fo:border-right="none" fo:border-top="none" fo:border-bottom="0.05pt solid #000000"/>
    </style:style>
    <style:style style:name="Tabulka2.D2" style:family="table-cell">
      <style:table-cell-properties fo:padding="0.0382in" fo:border-left="0.05pt solid #000000" fo:border-right="none" fo:border-top="none" fo:border-bottom="0.05pt solid #000000"/>
    </style:style>
    <style:style style:name="Tabulka2.E2" style:family="table-cell">
      <style:table-cell-properties fo:padding="0.0382in" fo:border-left="0.05pt solid #000000" fo:border-right="none" fo:border-top="none" fo:border-bottom="0.05pt solid #000000"/>
    </style:style>
    <style:style style:name="Tabulka2.F2" style:family="table-cell">
      <style:table-cell-properties fo:padding="0.0382in" fo:border-left="0.05pt solid #000000" fo:border-right="none" fo:border-top="none" fo:border-bottom="0.05pt solid #000000"/>
    </style:style>
    <style:style style:name="Tabulka2.G2" style:family="table-cell">
      <style:table-cell-properties fo:padding="0.0382in" fo:border-left="0.05pt solid #000000" fo:border-right="none" fo:border-top="none" fo:border-bottom="0.05pt solid #000000"/>
    </style:style>
    <style:style style:name="Tabulka2.H2" style:family="table-cell">
      <style:table-cell-properties fo:padding="0.0382in" fo:border-left="0.05pt solid #000000" fo:border-right="none" fo:border-top="none" fo:border-bottom="0.05pt solid #000000"/>
    </style:style>
    <style:style style:name="Tabulka2.I2" style:family="table-cell">
      <style:table-cell-properties fo:padding="0.0382in" fo:border-left="0.05pt solid #000000" fo:border-right="none" fo:border-top="none" fo:border-bottom="0.05pt solid #000000"/>
    </style:style>
    <style:style style:name="Tabulka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2.A3" style:family="table-cell">
      <style:table-cell-properties fo:padding="0.0382in" fo:border-left="0.05pt solid #000000" fo:border-right="none" fo:border-top="none" fo:border-bottom="0.05pt solid #000000"/>
    </style:style>
    <style:style style:name="Tabulka2.B3" style:family="table-cell">
      <style:table-cell-properties fo:padding="0.0382in" fo:border-left="0.05pt solid #000000" fo:border-right="none" fo:border-top="none" fo:border-bottom="0.05pt solid #000000"/>
    </style:style>
    <style:style style:name="Tabulka2.C3" style:family="table-cell">
      <style:table-cell-properties fo:padding="0.0382in" fo:border-left="0.05pt solid #000000" fo:border-right="none" fo:border-top="none" fo:border-bottom="0.05pt solid #000000"/>
    </style:style>
    <style:style style:name="Tabulka2.D3" style:family="table-cell">
      <style:table-cell-properties fo:padding="0.0382in" fo:border-left="0.05pt solid #000000" fo:border-right="none" fo:border-top="none" fo:border-bottom="0.05pt solid #000000"/>
    </style:style>
    <style:style style:name="Tabulka2.E3" style:family="table-cell">
      <style:table-cell-properties fo:padding="0.0382in" fo:border-left="0.05pt solid #000000" fo:border-right="none" fo:border-top="none" fo:border-bottom="0.05pt solid #000000"/>
    </style:style>
    <style:style style:name="Tabulka2.F3" style:family="table-cell">
      <style:table-cell-properties fo:padding="0.0382in" fo:border-left="0.05pt solid #000000" fo:border-right="none" fo:border-top="none" fo:border-bottom="0.05pt solid #000000"/>
    </style:style>
    <style:style style:name="Tabulka2.G3" style:family="table-cell">
      <style:table-cell-properties fo:padding="0.0382in" fo:border-left="0.05pt solid #000000" fo:border-right="none" fo:border-top="none" fo:border-bottom="0.05pt solid #000000"/>
    </style:style>
    <style:style style:name="Tabulka2.H3" style:family="table-cell">
      <style:table-cell-properties fo:padding="0.0382in" fo:border-left="0.05pt solid #000000" fo:border-right="none" fo:border-top="none" fo:border-bottom="0.05pt solid #000000"/>
    </style:style>
    <style:style style:name="Tabulka2.I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J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2.A4" style:family="table-cell">
      <style:table-cell-properties fo:padding="0.0382in" fo:border-left="0.05pt solid #000000" fo:border-right="none" fo:border-top="none" fo:border-bottom="0.05pt solid #000000"/>
    </style:style>
    <style:style style:name="Tabulka2.B4" style:family="table-cell">
      <style:table-cell-properties fo:padding="0.0382in" fo:border-left="0.05pt solid #000000" fo:border-right="none" fo:border-top="none" fo:border-bottom="0.05pt solid #000000"/>
    </style:style>
    <style:style style:name="Tabulka2.C4" style:family="table-cell">
      <style:table-cell-properties fo:padding="0.0382in" fo:border-left="0.05pt solid #000000" fo:border-right="none" fo:border-top="none" fo:border-bottom="0.05pt solid #000000"/>
    </style:style>
    <style:style style:name="Tabulka2.D4" style:family="table-cell">
      <style:table-cell-properties fo:padding="0.0382in" fo:border-left="0.05pt solid #000000" fo:border-right="none" fo:border-top="none" fo:border-bottom="0.05pt solid #000000"/>
    </style:style>
    <style:style style:name="Tabulka2.E4" style:family="table-cell">
      <style:table-cell-properties fo:padding="0.0382in" fo:border-left="0.05pt solid #000000" fo:border-right="none" fo:border-top="none" fo:border-bottom="0.05pt solid #000000"/>
    </style:style>
    <style:style style:name="Tabulka2.F4" style:family="table-cell">
      <style:table-cell-properties fo:padding="0.0382in" fo:border-left="0.05pt solid #000000" fo:border-right="none" fo:border-top="none" fo:border-bottom="0.05pt solid #000000"/>
    </style:style>
    <style:style style:name="Tabulka2.G4" style:family="table-cell">
      <style:table-cell-properties fo:padding="0.0382in" fo:border-left="0.05pt solid #000000" fo:border-right="none" fo:border-top="none" fo:border-bottom="0.05pt solid #000000"/>
    </style:style>
    <style:style style:name="Tabulka2.H4" style:family="table-cell">
      <style:table-cell-properties fo:padding="0.0382in" fo:border-left="0.05pt solid #000000" fo:border-right="none" fo:border-top="none" fo:border-bottom="0.05pt solid #000000"/>
    </style:style>
    <style:style style:name="Tabulka2.I4" style:family="table-cell">
      <style:table-cell-properties fo:padding="0.0382in" fo:border-left="0.05pt solid #000000" fo:border-right="none" fo:border-top="none" fo:border-bottom="0.05pt solid #000000"/>
    </style:style>
    <style:style style:name="Tabulka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2.A5" style:family="table-cell">
      <style:table-cell-properties fo:padding="0.0382in" fo:border-left="0.05pt solid #000000" fo:border-right="none" fo:border-top="none" fo:border-bottom="0.05pt solid #000000"/>
    </style:style>
    <style:style style:name="Tabulka2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C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D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E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F5" style:family="table-cell">
      <style:table-cell-properties fo:padding="0.0382in" fo:border-left="0.05pt solid #000000" fo:border-right="none" fo:border-top="none" fo:border-bottom="0.05pt solid #000000"/>
    </style:style>
    <style:style style:name="Tabulka2.G5" style:family="table-cell">
      <style:table-cell-properties fo:padding="0.0382in" fo:border-left="0.05pt solid #000000" fo:border-right="none" fo:border-top="none" fo:border-bottom="0.05pt solid #000000"/>
    </style:style>
    <style:style style:name="Tabulka2.H5" style:family="table-cell">
      <style:table-cell-properties fo:padding="0.0382in" fo:border-left="0.05pt solid #000000" fo:border-right="none" fo:border-top="none" fo:border-bottom="0.05pt solid #000000"/>
    </style:style>
    <style:style style:name="Tabulka2.I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J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2.A6" style:family="table-cell">
      <style:table-cell-properties fo:padding="0.0382in" fo:border-left="0.05pt solid #000000" fo:border-right="none" fo:border-top="none" fo:border-bottom="0.05pt solid #000000"/>
    </style:style>
    <style:style style:name="Tabulka2.B6" style:family="table-cell">
      <style:table-cell-properties fo:padding="0.0382in" fo:border-left="0.05pt solid #000000" fo:border-right="none" fo:border-top="none" fo:border-bottom="0.05pt solid #000000"/>
    </style:style>
    <style:style style:name="Tabulka2.C6" style:family="table-cell">
      <style:table-cell-properties fo:padding="0.0382in" fo:border-left="0.05pt solid #000000" fo:border-right="none" fo:border-top="none" fo:border-bottom="0.05pt solid #000000"/>
    </style:style>
    <style:style style:name="Tabulka2.D6" style:family="table-cell">
      <style:table-cell-properties fo:padding="0.0382in" fo:border-left="0.05pt solid #000000" fo:border-right="none" fo:border-top="none" fo:border-bottom="0.05pt solid #000000"/>
    </style:style>
    <style:style style:name="Tabulka2.E6" style:family="table-cell">
      <style:table-cell-properties fo:padding="0.0382in" fo:border-left="0.05pt solid #000000" fo:border-right="none" fo:border-top="none" fo:border-bottom="0.05pt solid #000000"/>
    </style:style>
    <style:style style:name="Tabulka2.F6" style:family="table-cell">
      <style:table-cell-properties fo:padding="0.0382in" fo:border-left="0.05pt solid #000000" fo:border-right="none" fo:border-top="none" fo:border-bottom="0.05pt solid #000000"/>
    </style:style>
    <style:style style:name="Tabulka2.G6" style:family="table-cell">
      <style:table-cell-properties fo:padding="0.0382in" fo:border-left="0.05pt solid #000000" fo:border-right="none" fo:border-top="none" fo:border-bottom="0.05pt solid #000000"/>
    </style:style>
    <style:style style:name="Tabulka2.H6" style:family="table-cell">
      <style:table-cell-properties fo:padding="0.0382in" fo:border-left="0.05pt solid #000000" fo:border-right="none" fo:border-top="none" fo:border-bottom="0.05pt solid #000000"/>
    </style:style>
    <style:style style:name="Tabulka2.I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J6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2.A7" style:family="table-cell">
      <style:table-cell-properties fo:padding="0.0382in" fo:border-left="0.05pt solid #000000" fo:border-right="none" fo:border-top="none" fo:border-bottom="0.05pt solid #000000"/>
    </style:style>
    <style:style style:name="Tabulka2.B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C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D7" style:family="table-cell">
      <style:table-cell-properties fo:padding="0.0382in" fo:border-left="0.05pt solid #000000" fo:border-right="none" fo:border-top="none" fo:border-bottom="0.05pt solid #000000"/>
    </style:style>
    <style:style style:name="Tabulka2.E7" style:family="table-cell">
      <style:table-cell-properties fo:padding="0.0382in" fo:border-left="0.05pt solid #000000" fo:border-right="none" fo:border-top="none" fo:border-bottom="0.05pt solid #000000"/>
    </style:style>
    <style:style style:name="Tabulka2.F7" style:family="table-cell">
      <style:table-cell-properties fo:padding="0.0382in" fo:border-left="0.05pt solid #000000" fo:border-right="none" fo:border-top="none" fo:border-bottom="0.05pt solid #000000"/>
    </style:style>
    <style:style style:name="Tabulka2.G7" style:family="table-cell">
      <style:table-cell-properties fo:padding="0.0382in" fo:border-left="0.05pt solid #000000" fo:border-right="none" fo:border-top="none" fo:border-bottom="0.05pt solid #000000"/>
    </style:style>
    <style:style style:name="Tabulka2.H7" style:family="table-cell">
      <style:table-cell-properties fo:padding="0.0382in" fo:border-left="0.05pt solid #000000" fo:border-right="none" fo:border-top="none" fo:border-bottom="0.05pt solid #000000"/>
    </style:style>
    <style:style style:name="Tabulka2.I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J7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2.A8" style:family="table-cell">
      <style:table-cell-properties fo:padding="0.0382in" fo:border-left="0.05pt solid #000000" fo:border-right="none" fo:border-top="none" fo:border-bottom="0.05pt solid #000000"/>
    </style:style>
    <style:style style:name="Tabulka2.B8" style:family="table-cell">
      <style:table-cell-properties fo:padding="0.0382in" fo:border-left="0.05pt solid #000000" fo:border-right="none" fo:border-top="none" fo:border-bottom="0.05pt solid #000000"/>
    </style:style>
    <style:style style:name="Tabulka2.C8" style:family="table-cell">
      <style:table-cell-properties fo:padding="0.0382in" fo:border-left="0.05pt solid #000000" fo:border-right="none" fo:border-top="none" fo:border-bottom="0.05pt solid #000000"/>
    </style:style>
    <style:style style:name="Tabulka2.D8" style:family="table-cell">
      <style:table-cell-properties fo:padding="0.0382in" fo:border-left="0.05pt solid #000000" fo:border-right="none" fo:border-top="none" fo:border-bottom="0.05pt solid #000000"/>
    </style:style>
    <style:style style:name="Tabulka2.E8" style:family="table-cell">
      <style:table-cell-properties fo:padding="0.0382in" fo:border-left="0.05pt solid #000000" fo:border-right="none" fo:border-top="none" fo:border-bottom="0.05pt solid #000000"/>
    </style:style>
    <style:style style:name="Tabulka2.F8" style:family="table-cell">
      <style:table-cell-properties fo:padding="0.0382in" fo:border-left="0.05pt solid #000000" fo:border-right="none" fo:border-top="none" fo:border-bottom="0.05pt solid #000000"/>
    </style:style>
    <style:style style:name="Tabulka2.G8" style:family="table-cell">
      <style:table-cell-properties fo:padding="0.0382in" fo:border-left="0.05pt solid #000000" fo:border-right="none" fo:border-top="none" fo:border-bottom="0.05pt solid #000000"/>
    </style:style>
    <style:style style:name="Tabulka2.H8" style:family="table-cell">
      <style:table-cell-properties fo:padding="0.0382in" fo:border-left="0.05pt solid #000000" fo:border-right="none" fo:border-top="none" fo:border-bottom="0.05pt solid #000000"/>
    </style:style>
    <style:style style:name="Tabulka2.I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ulka2.J8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ulka2.A9" style:family="table-cell">
      <style:table-cell-properties fo:padding="0.0382in" fo:border-left="0.05pt solid #000000" fo:border-right="none" fo:border-top="none" fo:border-bottom="0.05pt solid #000000"/>
    </style:style>
    <style:style style:name="Tabulka2.B9" style:family="table-cell">
      <style:table-cell-properties fo:padding="0.0382in" fo:border-left="0.05pt solid #000000" fo:border-right="none" fo:border-top="none" fo:border-bottom="0.05pt solid #000000"/>
    </style:style>
    <style:style style:name="Tabulka2.C9" style:family="table-cell">
      <style:table-cell-properties fo:padding="0.0382in" fo:border-left="0.05pt solid #000000" fo:border-right="none" fo:border-top="none" fo:border-bottom="0.05pt solid #000000"/>
    </style:style>
    <style:style style:name="Tabulka2.D9" style:family="table-cell">
      <style:table-cell-properties fo:padding="0.0382in" fo:border-left="0.05pt solid #000000" fo:border-right="none" fo:border-top="none" fo:border-bottom="0.05pt solid #000000"/>
    </style:style>
    <style:style style:name="Tabulka2.E9" style:family="table-cell">
      <style:table-cell-properties fo:padding="0.0382in" fo:border-left="0.05pt solid #000000" fo:border-right="none" fo:border-top="none" fo:border-bottom="0.05pt solid #000000"/>
    </style:style>
    <style:style style:name="Tabulka2.F9" style:family="table-cell">
      <style:table-cell-properties fo:padding="0.0382in" fo:border-left="0.05pt solid #000000" fo:border-right="none" fo:border-top="none" fo:border-bottom="0.05pt solid #000000"/>
    </style:style>
    <style:style style:name="Tabulka2.G9" style:family="table-cell">
      <style:table-cell-properties fo:padding="0.0382in" fo:border-left="0.05pt solid #000000" fo:border-right="none" fo:border-top="none" fo:border-bottom="0.05pt solid #000000"/>
    </style:style>
    <style:style style:name="Tabulka2.H9" style:family="table-cell">
      <style:table-cell-properties fo:padding="0.0382in" fo:border-left="0.05pt solid #000000" fo:border-right="none" fo:border-top="none" fo:border-bottom="0.05pt solid #000000"/>
    </style:style>
    <style:style style:name="Tabulka2.I9" style:family="table-cell">
      <style:table-cell-properties fo:padding="0.0382in" fo:border-left="0.05pt solid #000000" fo:border-right="none" fo:border-top="none" fo:border-bottom="0.05pt solid #000000"/>
    </style:style>
    <style:style style:name="Tabulka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ulka2.A10" style:family="table-cell">
      <style:table-cell-properties fo:padding="0.0382in" fo:border-left="0.05pt solid #000000" fo:border-right="none" fo:border-top="none" fo:border-bottom="0.05pt solid #000000"/>
    </style:style>
    <style:style style:name="Tabulka2.B10" style:family="table-cell">
      <style:table-cell-properties fo:padding="0.0382in" fo:border-left="0.05pt solid #000000" fo:border-right="none" fo:border-top="none" fo:border-bottom="0.05pt solid #000000"/>
    </style:style>
    <style:style style:name="Tabulka2.C10" style:family="table-cell">
      <style:table-cell-properties fo:padding="0.0382in" fo:border-left="0.05pt solid #000000" fo:border-right="none" fo:border-top="none" fo:border-bottom="0.05pt solid #000000"/>
    </style:style>
    <style:style style:name="Tabulka2.D10" style:family="table-cell">
      <style:table-cell-properties fo:padding="0.0382in" fo:border-left="0.05pt solid #000000" fo:border-right="none" fo:border-top="none" fo:border-bottom="0.05pt solid #000000"/>
    </style:style>
    <style:style style:name="Tabulka2.E10" style:family="table-cell">
      <style:table-cell-properties fo:padding="0.0382in" fo:border-left="0.05pt solid #000000" fo:border-right="none" fo:border-top="none" fo:border-bottom="0.05pt solid #000000"/>
    </style:style>
    <style:style style:name="Tabulka2.F10" style:family="table-cell">
      <style:table-cell-properties fo:padding="0.0382in" fo:border-left="0.05pt solid #000000" fo:border-right="none" fo:border-top="none" fo:border-bottom="0.05pt solid #000000"/>
    </style:style>
    <style:style style:name="Tabulka2.G10" style:family="table-cell">
      <style:table-cell-properties fo:padding="0.0382in" fo:border-left="0.05pt solid #000000" fo:border-right="none" fo:border-top="none" fo:border-bottom="0.05pt solid #000000"/>
    </style:style>
    <style:style style:name="Tabulka2.H10" style:family="table-cell">
      <style:table-cell-properties fo:padding="0.0382in" fo:border-left="0.05pt solid #000000" fo:border-right="none" fo:border-top="none" fo:border-bottom="0.05pt solid #000000"/>
    </style:style>
    <style:style style:name="Tabulka2.I10" style:family="table-cell">
      <style:table-cell-properties fo:padding="0.0382in" fo:border-left="0.05pt solid #000000" fo:border-right="none" fo:border-top="none" fo:border-bottom="0.05pt solid #000000"/>
    </style:style>
    <style:style style:name="Tabulka2.J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language="en" fo:country="US" fo:font-style="normal" style:font-style-asian="normal" style:font-style-complex="normal"/>
    </style:style>
    <style:style style:name="P7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language="en" fo:country="US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Drawing">
      <style:text-properties fo:language="en" fo:country="US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 style:list-style-name="L1">
      <style:text-properties fo:language="en" fo:country="US"/>
    </style:style>
    <style:style style:name="P14" style:family="paragraph" style:parent-style-name="Standard" style:list-style-name="L2">
      <style:text-properties fo:language="en" fo:country="US"/>
    </style:style>
    <style:style style:name="P15" style:family="paragraph" style:parent-style-name="Standard" style:list-style-name="L3">
      <style:text-properties fo:language="en" fo:country="US"/>
    </style:style>
    <style:style style:name="P16" style:family="paragraph" style:parent-style-name="Standard" style:list-style-name="L3">
      <style:text-properties fo:language="en" fo:country="US" fo:font-style="normal" style:font-style-asian="normal" style:font-style-complex="normal"/>
    </style:style>
    <style:style style:name="P17" style:family="paragraph" style:parent-style-name="Standard" style:list-style-name="L4">
      <style:text-properties fo:language="en" fo:country="US" fo:font-style="normal" style:font-style-asian="normal" style:font-style-complex="normal"/>
    </style:style>
    <style:style style:name="P18" style:family="paragraph" style:parent-style-name="Standard" style:list-style-name="L5">
      <style:text-properties fo:language="en" fo:country="US" fo:font-style="normal" style:font-style-asian="normal" style:font-style-complex="normal"/>
    </style:style>
    <style:style style:name="P19" style:family="paragraph" style:parent-style-name="Standard" style:list-style-name="L8">
      <style:text-properties fo:language="en" fo:country="US" fo:font-style="normal" style:font-style-asian="normal" style:font-style-complex="normal"/>
    </style:style>
    <style:style style:name="P20" style:family="paragraph" style:parent-style-name="Standard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8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6">
      <style:text-properties fo:language="en" fo:country="US"/>
    </style:style>
    <style:style style:name="P25" style:family="paragraph" style:parent-style-name="Standard" style:list-style-name="L7">
      <style:text-properties fo:language="en" fo:country="US"/>
    </style:style>
    <style:style style:name="P26" style:family="paragraph" style:parent-style-name="Standard" style:list-style-name="L8">
      <style:text-properties fo:language="en" fo:country="US"/>
    </style:style>
    <style:style style:name="P27" style:family="paragraph" style:parent-style-name="Standard">
      <style:text-properties fo:language="en" fo:country="US" fo:font-weight="bold" officeooo:rsid="0008d7f2" officeooo:paragraph-rsid="0008d7f2" style:font-weight-asian="bold" style:font-weight-complex="bold"/>
    </style:style>
    <style:style style:name="P28" style:family="paragraph" style:parent-style-name="Standard" style:list-style-name="L1">
      <style:text-properties fo:language="en" fo:country="US" officeooo:rsid="000933c6" officeooo:paragraph-rsid="000933c6"/>
    </style:style>
    <style:style style:name="P29" style:family="paragraph" style:parent-style-name="Standard" style:list-style-name="L8">
      <style:paragraph-properties fo:background-color="transparent">
        <style:background-image/>
      </style:paragraph-properties>
      <style:text-properties fo:language="en" fo:country="US"/>
    </style:style>
    <style:style style:name="P30" style:family="paragraph" style:parent-style-name="Heading_20_1">
      <style:text-properties fo:language="en" fo:country="US"/>
    </style:style>
    <style:style style:name="P31" style:family="paragraph" style:parent-style-name="Heading_20_2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loext:char-shading-value="0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8d7f2"/>
    </style:style>
    <style:style style:name="T12" style:family="text">
      <style:text-properties officeooo:rsid="000933c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Surrogate CMA-ES</text:h>
      <text:p text:style-name="P4"/>
      <text:p text:style-name="P5">Next actions</text:p>
      <text:list xml:id="list612283471713247034" text:style-name="L1">
        <text:list-item>
          <text:p text:style-name="P28">(1) vymyslet sady parametrů k otestování</text:p>
        </text:list-item>
        <text:list-item>
          <text:p text:style-name="P28">(1) EI, resp. PoI jako kriterium optimalizace</text:p>
        </text:list-item>
        <text:list-item>
          <text:p text:style-name="P13"><text:span text:style-name="T12">(1) otestovat na </text:span>testovací<text:span text:style-name="T11">ch</text:span> množin<text:span text:style-name="T11">ách</text:span> pro učení modelů</text:p>
        </text:list-item>
        <text:list-item>
          <text:p text:style-name="P28">(2) Lukáš: podprostorové Gaussovské procesy<text:line-break/>( Zaefferer (GECCO 2012): "SPOT with Kriging does not perform well at all. This is probably due to a too high input dimension for Kriging." )</text:p>
        </text:list-item>
        <text:list-item>
          <text:p text:style-name="P13"><text:span text:style-name="T12">(2) </text:span>Zbyněk: si zajistí výpočetní výkon</text:p>
        </text:list-item>
      </text:list>
      <text:p text:style-name="P4"/>
      <text:p text:style-name="P5">Projects</text:p>
      <text:list xml:id="list5404938435540031346" text:style-name="L2">
        <text:list-item>
          <text:p text:style-name="P14">otestovat parametry RF</text:p>
        </text:list-item>
        <text:list-item>
          <text:p text:style-name="P14">otestovat parametry GP</text:p>
        </text:list-item>
        <text:list-item>
          <text:p text:style-name="P14">počítat s nepřesností modelů</text:p>
        </text:list-item>
      </text:list>
      <text:p text:style-name="P4"/>
      <text:p text:style-name="P27">Future work</text:p>
      <text:list xml:id="list223703496228367" text:continue-numbering="true" text:style-name="L2">
        <text:list-item>
          <text:p text:style-name="P14">porovnat s Ilyou</text:p>
        </text:list-item>
      </text:list>
      <text:p text:style-name="P4"/>
      <text:p text:style-name="P4"/>
      <text:p text:style-name="P5">Algorithm</text:p>
      <text:p text:style-name="P4">Parameters</text:p>
      <text:list xml:id="list4192664128324860747" text:style-name="L3">
        <text:list-item>
          <text:p text:style-name="P15">how long the model should be used (let CMA-ES converge to the optimum alone...?)</text:p>
        </text:list-item>
        <text:list-item>
          <text:p text:style-name="P15">evolution control (either <text:span text:style-name="T4">individual</text:span><text:span text:style-name="T6"> or </text:span><text:span text:style-name="T4">generational</text:span><text:span text:style-name="T6">) and its parameters (\gamma for </text:span><text:span text:style-name="T4">individual</text:span><text:span text:style-name="T6"> (also affected by \beta), resp. generations = [original, model] -evaluated)</text:span></text:p>
        </text:list-item>
        <text:list-item>
          <text:p text:style-name="P15"><text:span text:style-name="T6">\beta – max. fraction of normal population size (\lambda) to </text:span><text:span text:style-name="T4">pre-sample</text:span><text:span text:style-name="T6"> (fraction of individuals to be evaluated by the original fitness before model training)</text:span></text:p>
        </text:list-item>
        <text:list-item>
          <text:p text:style-name="P16">\gamma – (\gamma \lambda) points are sampled for model evaluation</text:p>
        </text:list-item>
        <text:list-item>
          <text:p text:style-name="P16">model_options</text:p>
        </text:list-item>
      </text:list>
      <text:p text:style-name="P6">CMA-ES parameters</text:p>
      <text:list xml:id="list3648419566114904491" text:style-name="L4">
        <text:list-item>
          <text:p text:style-name="P17"><text:span text:style-name="T1">x</text:span>_start, <text:span text:style-name="T2">\sigma_init, fitness()</text:span></text:p>
        </text:list-item>
      </text:list>
      <text:p text:style-name="P6"/>
      <text:p text:style-name="P7">Options</text:p>
      <text:list xml:id="list1527426838703639881" text:style-name="L5">
        <text:list-item>
          <text:p text:style-name="P18">CMA-ES</text:p>
          <text:list>
            <text:list-item>
              <text:p text:style-name="P18">lambda</text:p>
            </text:list-item>
            <text:list-item>
              <text:p text:style-name="P18">..., 'surrogateoptions', surrogateOpts, ... - options for the surrogate modelling</text:p>
            </text:list-item>
            <text:list-item>
              <text:p text:style-name="P18">fitargs – varargin parameters for the s_cmaes()</text:p>
            </text:list-item>
          </text:list>
        </text:list-item>
        <text:list-item>
          <text:p text:style-name="P20">surrogateOpts</text:p>
          <text:list>
            <text:list-item>
              <text:p text:style-name="P18">evoControl – evolution control {<text:span text:style-name="T1">'none'</text:span> | 'individual' | 'generation'}<text:line-break/><text:span text:style-name="T4">if 'none' is selected, sampleFcn has to be set to the sampling function</text:span></text:p>
            </text:list-item>
            <text:list-item>
              <text:p text:style-name="P18"><text:span text:style-name="T2">sampleFcn – handle to the sampling function {@</text:span><text:span text:style-name="T1">sampleCmaes</text:span><text:span text:style-name="T2"> | []}</text:span></text:p>
            </text:list-item>
            <text:list-item>
              <text:p text:style-name="P20">sampleOpts</text:p>
              <text:list>
                <text:list-item>
                  <text:p text:style-name="P20">counteval</text:p>
                </text:list-item>
                <text:list-item>
                  <text:p text:style-name="P20">CMA-ES internal state and settings variables</text:p>
                </text:list-item>
              </text:list>
            </text:list-item>
            <text:list-item>
              <text:p text:style-name="P20">modelType – string identifying type of model {'gp' | 'rf'}</text:p>
            </text:list-item>
            <text:list-item>
              <text:p text:style-name="P20">modelOpts – model-dependent options for the model</text:p>
              <text:list>
                <text:list-item>
                  <text:p text:style-name="P20">useShift – whether shift the model during generation EC {<text:span text:style-name="T1">false</text:span>}</text:p>
                </text:list-item>
              </text:list>
            </text:list-item>
            <text:list-item>
              <text:p text:style-name="P20"><text:bookmark-start text:name="__DdeLink__617_1811282907"/>evoControlTrainRange<text:bookmark-end text:name="__DdeLink__617_1811282907"/> – how far to search for training points in the archive, the number <text:soft-page-break/>is a multiplicator of \sigma</text:p>
            </text:list-item>
            <text:list-item>
              <text:p text:style-name="P20"><text:bookmark-start text:name="__DdeLink__617_18112829071"/>evoControlSampleRange<text:bookmark-end text:name="__DdeLink__617_18112829071"/> – a <text:bookmark-start text:name="__DdeLink__629_1226832973"/>multiplicator of \sigma for sampling<text:bookmark-end text:name="__DdeLink__629_1226832973"/>; in generation EC only for sampling the original-evaluated individuals {<text:span text:style-name="T1">1</text:span>}</text:p>
            </text:list-item>
          </text:list>
        </text:list-item>
        <text:list-item>
          <text:p text:style-name="P20">surrogateOpts for Generation EC:</text:p>
          <text:list>
            <text:list-item>
              <text:p text:style-name="P18">evoControlInitialGenerations – how many original-evaluated gens. at the beginning {<text:span text:style-name="T1">0</text:span><text:span text:style-name="T2">}</text:span></text:p>
            </text:list-item>
            <text:list-item>
              <text:p text:style-name="P18">evoControlOrigGenerations – how many original-evaluated gens. in each EC phase {<text:span text:style-name="T1">1</text:span><text:span text:style-name="T2">}</text:span></text:p>
            </text:list-item>
            <text:list-item>
              <text:p text:style-name="P18">evoControlModelGenerations – how many model-evaluated gens. in each EC phase {<text:span text:style-name="T1">1</text:span><text:span text:style-name="T2">}</text:span></text:p>
            </text:list-item>
            <text:list-item>
              <text:p text:style-name="P20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20">surrogateOpts for Individual EC:</text:p>
          <text:list>
            <text:list-item>
              <text:p text:style-name="P20">evoControlPreSampleRatio – how many % of the points to sample and evaluate before training the model in individual-based EC</text:p>
            </text:list-item>
            <text:list-item>
              <text:p text:style-name="P20">evoControlIndividualExtension – how much more points to sample before chosing promising points for original re-evaluation</text:p>
            </text:list-item>
            <text:list-item>
              <text:p text:style-name="P20">evoControlBestFromExtension – how many % of points with the best model-fitness to choose from the “extended population” to become a part of the final population and to be original re-evaluated</text:p>
            </text:list-item>
          </text:list>
        </text:list-item>
      </text:list>
      <text:p text:style-name="P4"/>
      <text:p text:style-name="P4">ToDo</text:p>
      <text:list xml:id="list1189220570904691864" text:style-name="L6">
        <text:list-item>
          <text:p text:style-name="P24">adaptive control of <text:s/><text:span text:style-name="T6">evoControlOrigGenerations : evoControlModelGenerations</text:span></text:p>
        </text:list-item>
      </text:list>
      <text:p text:style-name="P4"/>
      <text:p text:style-name="P4">Initialization</text:p>
      <text:list xml:id="list5470132555517179036" text:style-name="L7">
        <text:list-item>
          <text:p text:style-name="P25">model = []</text:p>
        </text:list-item>
      </text:list>
      <text:p text:style-name="P4"/>
      <text:p text:style-name="P4">Generation loop</text:p>
      <text:list xml:id="list415600052593237141" text:style-name="L8">
        <text:list-item>
          <text:p text:style-name="P26"><text:span text:style-name="T1">for</text:span> g = 1, 2, ... <text:s/>// <text:span text:style-name="T4">generation loop<text:line-break/> <text:s/></text:span>...<text:line-break/> <text:s/>// <text:span text:style-name="T4">this is individual control:</text:span></text:p>
        </text:list-item>
        <text:list-item>
          <text:p text:style-name="P26"><text:s text:c="2"/>model = <text:span text:style-name="T10">SpecificModel</text:span>.new(model, model_options, <text:span text:style-name="T1">x</text:span><text:span text:style-name="T2">_mean, g</text:span>)</text:p>
        </text:list-item>
        <text:list-item>
          <text:p text:style-name="P26"><text:s text:c="2"/>n_required = model.getNTrainData<text:tab/>// <text:span text:style-name="T4">zero is possible, old model is then taken</text:span></text:p>
        </text:list-item>
        <text:list-item>
          <text:p text:style-name="P19"><text:s text:c="2"/>n_preSample = floor( \beta \lambda )</text:p>
        </text:list-item>
        <text:list-item>
          <text:p text:style-name="P26"><text:s text:c="2"/>[<text:span text:style-name="T1">X</text:span><text:span text:style-name="T2">_train</text:span>, <text:span text:style-name="T1">y</text:span><text:span text:style-name="T2">_train</text:span>] = <text:span text:style-name="T3">archive</text:span><text:span text:style-name="T2">.getDataNearPoint</text:span>( ...<text:line-break/> <text:s text:c="5"/>(n_required – n_preSample), <text:span text:style-name="T1">x</text:span>_mean, trainRange, \sigma, <text:span text:style-name="T1">BD</text:span>)</text:p>
        </text:list-item>
        <text:list-item>
          <text:p text:style-name="P26"><text:s text:c="2"/>n_toSample = n_required – size(<text:span text:style-name="T1">X</text:span><text:span text:style-name="T2">_train</text:span>,1)</text:p>
        </text:list-item>
        <text:list-item>
          <text:p text:style-name="P26"><text:s text:c="2"/><text:span text:style-name="T1">if</text:span><text:span text:style-name="T2"> (n_toSample &gt; n_preSample)</text:span></text:p>
        </text:list-item>
        <text:list-item>
          <text:p text:style-name="P26"><text:span text:style-name="T2"><text:s text:c="4"/>// </text:span><text:span text:style-name="T5">either use an old model (see Drawing 1), or do not use model at all</text:span><text:span text:style-name="T2"> </text:span></text:p>
        </text:list-item>
        <text:list-item>
          <text:p text:style-name="P26"><text:span text:style-name="T1"><text:s text:c="2"/>if</text:span> (n_toSample &gt; 0)</text:p>
        </text:list-item>
        <text:list-item>
          <text:p text:style-name="P26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2">_mean, sigma, </text:span><text:span text:style-name="T1">BD</text:span><text:span text:style-name="T2">)</text:span></text:p>
        </text:list-item>
        <text:list-item>
          <text:p text:style-name="P26"><text:span text:style-name="T2"><text:s text:c="4"/></text:span><text:span text:style-name="T1">X</text:span><text:span text:style-name="T2">_train = [</text:span><text:span text:style-name="T1">X</text:span><text:span text:style-name="T2">_train; </text:span><text:span text:style-name="T1">X</text:span><text:span text:style-name="T2">_sampled]; </text:span><text:span text:style-name="T1">y</text:span><text:span text:style-name="T2">_train = [</text:span><text:span text:style-name="T1">y</text:span><text:span text:style-name="T2">_train; </text:span><text:span text:style-name="T1">y</text:span><text:span text:style-name="T2">_sampled]</text:span></text:p>
        </text:list-item>
        <text:list-item>
          <text:p text:style-name="P26"><text:span text:style-name="T2"><text:s text:c="2"/>model.train(</text:span><text:span text:style-name="T1">X</text:span><text:span text:style-name="T2">_train, </text:span><text:span text:style-name="T1">y</text:span><text:span text:style-name="T2">_train)</text:span></text:p>
        </text:list-item>
        <text:list-item>
          <text:p text:style-name="P26"><text:span text:style-name="T2"><text:s text:c="2"/>// </text:span><text:span text:style-name="T5">sample extended population of sz. \lambda_</text:span><text:span text:style-name="T7">surrogate = \gamma (\lambda – n_toSample)<text:line-break/> <text:s/></text:span><text:span text:style-name="T9">X</text:span><text:span text:style-name="T7">_extend ~ \sigma </text:span><text:span text:style-name="T9">B</text:span><text:span text:style-name="T7"> </text:span><text:span text:style-name="T9">D</text:span><text:span text:style-name="T7"> </text:span><text:span text:style-name="T5">N</text:span><text:span text:style-name="T7">(0, 1) <text:s text:c="2"/>(\</text:span><text:span text:style-name="T5">lambda</text:span><text:span text:style-name="T7">_surrogate–times)</text:span></text:p>
        </text:list-item>
        <text:list-item>
          <text:p text:style-name="P26"><text:span text:style-name="T7"><text:s text:c="2"/></text:span><text:span text:style-name="T9">y</text:span><text:span text:style-name="T7">_extend = model.predict(</text:span><text:span text:style-name="T9">X</text:span><text:span text:style-name="T7">_extend)</text:span></text:p>
        </text:list-item>
        <text:list-item>
          <text:p text:style-name="P26"><text:span text:style-name="T7"><text:s text:c="2"/>while </text:span><text:span text:style-name="T5">not enough valid-fitness points evaluated</text:span><text:span text:style-name="T7"> do</text:span></text:p>
        </text:list-item>
        <text:list-item>
          <text:p text:style-name="P29"><text:span text:style-name="T7"><text:s text:c="4"/>[</text:span><text:span text:style-name="T9">X</text:span><text:span text:style-name="T7">_reeval, </text:span><text:span text:style-name="T9">X</text:span><text:span text:style-name="T7">_extend, </text:span><text:span text:style-name="T9">y</text:span><text:span text:style-name="T7">_extend] = </text:span><text:span text:style-name="T8">surrogateSelector</text:span><text:span text:style-name="T7">.select(</text:span><text:span text:style-name="T9">X</text:span><text:span text:style-name="T7">_extend, </text:span><text:span text:style-name="T9">y</text:span><text:span text:style-name="T7">_extend)</text:span></text:p>
        </text:list-item>
        <text:list-item>
          <text:p text:style-name="P26"><text:span text:style-name="T7"><text:s text:c="4"/></text:span><text:span text:style-name="T9">y</text:span><text:span text:style-name="T7">_reeval = fitness(</text:span><text:span text:style-name="T9">X</text:span><text:span text:style-name="T7">_reeval)</text:span></text:p>
        </text:list-item>
        <text:list-item>
          <text:p text:style-name="P26"><text:span text:style-name="T7"><text:s text:c="2"/></text:span><text:span text:style-name="T9">X</text:span><text:span text:style-name="T7"> = [</text:span><text:span text:style-name="T9">X</text:span><text:span text:style-name="T7">_sampled; </text:span><text:span text:style-name="T9">X</text:span><text:span text:style-name="T7">_reeval]; </text:span><text:span text:style-name="T9">y</text:span><text:span text:style-name="T7"> = [</text:span><text:span text:style-name="T9">y</text:span><text:span text:style-name="T7">_sampled; </text:span><text:span text:style-name="T9">y</text:span><text:span text:style-name="T7">_reeval]</text:span></text:p>
        </text:list-item>
        <text:list-item>
          <text:p text:style-name="P26"><text:span text:style-name="T7"><text:s text:c="2"/>archive.save(</text:span><text:span text:style-name="T9">X</text:span><text:span text:style-name="T7">, </text:span><text:span text:style-name="T9">y</text:span><text:span text:style-name="T7">)<text:line-break/> <text:s/>...<text:line-break/> <text:s/>// </text:span><text:span text:style-name="T5">this is generation control:</text:span></text:p>
        </text:list-item>
        <text:list-item>
          <text:p text:style-name="P19"><text:soft-page-break/><text:span text:style-name="T2"><text:s text:c="2"/></text:span><text:span text:style-name="T1">X</text:span><text:span text:style-name="T2"> ~ \sigma B D </text:span><text:span text:style-name="T5">N</text:span><text:span text:style-name="T2">(0, 1) <text:s text:c="2"/>(\</text:span><text:span text:style-name="T5">lambda</text:span><text:span text:style-name="T2">–times)</text:span></text:p>
        </text:list-item>
        <text:list-item>
          <text:p text:style-name="P19"><text:span text:style-name="T2"><text:s text:c="2"/></text:span><text:span text:style-name="T1">if</text:span><text:span text:style-name="T2"> (g is a original-evaluated generation)</text:span></text:p>
        </text:list-item>
        <text:list-item>
          <text:p text:style-name="P19"><text:span text:style-name="T2"><text:s text:c="4"/></text:span><text:span text:style-name="T1">y</text:span><text:span text:style-name="T2"> = fitness(</text:span><text:span text:style-name="T1">X</text:span><text:span text:style-name="T2">)</text:span></text:p>
        </text:list-item>
        <text:list-item>
          <text:p text:style-name="P19"><text:span text:style-name="T2"><text:s text:c="4"/>archive.save(</text:span><text:span text:style-name="T1">X</text:span><text:span text:style-name="T2">, </text:span><text:span text:style-name="T1">y</text:span><text:span text:style-name="T2">)</text:span></text:p>
        </text:list-item>
        <text:list-item>
          <text:p text:style-name="P21"><text:s text:c="4"/>n_required = model.getNTrainData</text:p>
        </text:list-item>
        <text:list-item>
          <text:p text:style-name="P19"><text:span text:style-name="T2"><text:s text:c="4"/></text:span><text:span text:style-name="T1">if</text:span><text:span text:style-name="T2"> ( length(</text:span><text:span text:style-name="T1">y</text:span><text:span text:style-name="T2">) &lt; n_required)</text:span></text:p>
        </text:list-item>
        <text:list-item>
          <text:p text:style-name="P19"><text:span text:style-name="T2"><text:s text:c="6"/>// </text:span><text:span text:style-name="T5">try to get more data from previous generations</text:span><text:span text:style-name="T2"> </text:span></text:p>
        </text:list-item>
        <text:list-item>
          <text:p text:style-name="P19"><text:span text:style-name="T2"><text:s text:c="6"/>gens = indices of the last continuously original-evaluated generations</text:span></text:p>
        </text:list-item>
        <text:list-item>
          <text:p text:style-name="P19"><text:span text:style-name="T2"><text:s text:c="6"/>[</text:span><text:span text:style-name="T1">X</text:span><text:span text:style-name="T2">, </text:span><text:span text:style-name="T1">y</text:span><text:span text:style-name="T2">] = get data from generations(gens)</text:span></text:p>
        </text:list-item>
        <text:list-item>
          <text:p text:style-name="P19"><text:span text:style-name="T2"><text:s text:c="4"/></text:span><text:span text:style-name="T1">if</text:span><text:span text:style-name="T2"> (g is a model-building generation, i.e. last of the original-evaluated)</text:span></text:p>
        </text:list-item>
        <text:list-item>
          <text:p text:style-name="P19"><text:span text:style-name="T2"><text:s text:c="6"/></text:span><text:span text:style-name="T1">if</text:span><text:span text:style-name="T2"> (length(</text:span><text:span text:style-name="T1">y</text:span><text:span text:style-name="T2">) &gt;= n_required)</text:span></text:p>
        </text:list-item>
        <text:list-item>
          <text:p text:style-name="P19"><text:span text:style-name="T2"><text:s text:c="8"/>model = SpecificModel.new(model, model_options, </text:span><text:span text:style-name="T1">x</text:span><text:span text:style-name="T2">_mean, g, n)</text:span></text:p>
        </text:list-item>
        <text:list-item>
          <text:p text:style-name="P19"><text:span text:style-name="T2"><text:s text:c="8"/>model.train(</text:span><text:span text:style-name="T1">X</text:span><text:span text:style-name="T2">, </text:span><text:span text:style-name="T1">y</text:span><text:span text:style-name="T2">)</text:span></text:p>
        </text:list-item>
        <text:list-item>
          <text:p text:style-name="P19"><text:span text:style-name="T2"><text:s text:c="6"/></text:span><text:span text:style-name="T1">else</text:span></text:p>
        </text:list-item>
        <text:list-item>
          <text:p text:style-name="P19"><text:span text:style-name="T2"><text:s text:c="8"/>// </text:span><text:span text:style-name="T5">mark the next generation as “original-evaluated” and “model-building”</text:span><text:span text:style-name="T2"> </text:span></text:p>
        </text:list-item>
        <text:list-item>
          <text:p text:style-name="P19"><text:span text:style-name="T2"><text:s text:c="2"/></text:span><text:span text:style-name="T1">else</text:span><text:span text:style-name="T2"> <text:s/>// </text:span><text:span text:style-name="T5">g is a model-evaluation generation</text:span></text:p>
        </text:list-item>
        <text:list-item>
          <text:p text:style-name="P19"><text:span text:style-name="T2"><text:s text:c="4"/></text:span><text:span text:style-name="T1">y</text:span><text:span text:style-name="T2"> = model.predict(</text:span><text:span text:style-name="T1">X</text:span><text:span text:style-name="T2">)</text:span></text:p>
        </text:list-item>
      </text:list>
      <text:p text:style-name="P7"/>
      <text:p text:style-name="P7"/>
      <text:p text:style-name="P8">Open problems</text:p>
      <text:list xml:id="list4171967156760388354" text:style-name="L9">
        <text:list-item>
          <text:p text:style-name="P22">when should we stop using surrogate modelling? at specific \sigma-value? at specific generation? ...?</text:p>
        </text:list-item>
      </text:list>
      <text:p text:style-name="P8">Closed problems</text:p>
      <text:list xml:id="list223705294403722" text:continue-numbering="true" text:style-name="L9">
        <text:list-item>
          <text:p text:style-name="P22">OK: test whether <text:span text:style-name="T4">enlarging \sigma</text:span> when using surrogate model helps</text:p>
        </text:list-item>
        <text:list-item>
          <text:p text:style-name="P22"><draw:frame draw:style-name="fr1" draw:name="Frame1" text:anchor-type="paragraph" svg:y="0.4417in" svg:width="2.1839in" draw:z-index="0"><draw:text-box fo:min-height="1.3555in"><text:p text:style-name="P11">Drawing <text:sequence text:ref-name="refDrawing0" text:name="Drawing" text:formula="ooow:Drawing+1" style:num-format="1">1</text:sequence>: Affine translation of the old population</text:p></draw:text-box></draw:frame>KO: try (maybe :) enlarging the training set for generation-EC model building with old data modified by affine translation to the new mean</text:p>
        </text:list-item>
        <text:list-item>
          <text:p text:style-name="P22"/>
        </text:list-item>
      </text:list>
      <text:p text:style-name="P7"/>
      <text:p text:style-name="P7"/>
      <text:h text:style-name="P31" text:outline-level="2">Successful results</text:h>
      <text:p text:style-name="P7"/>
      <text:p text:style-name="P8">Ellipsoid, f2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G"/>
        <table:table-column table:style-name="Table1.C" table:number-columns-repeated="2"/>
        <table:table-column table:style-name="Table1.J"/>
        <table:table-row>
          <table:table-cell table:style-name="Table1.A1" office:value-type="string">
            <text:p text:style-name="P10">exp_geneEC_03<text:span text:style-name="T2">'s ID:</text:span></text:p>
          </table:table-cell>
          <table:table-cell table:style-name="Table1.A1" office:value-type="string">
            <text:p text:style-name="P3">11, 12</text:p>
          </table:table-cell>
          <table:table-cell table:style-name="Table1.A1" office:value-type="string">
            <text:p text:style-name="P3">13, 14, 15</text:p>
          </table:table-cell>
          <table:table-cell table:style-name="Table1.A1" office:value-type="string">
            <text:p text:style-name="P3">17, 18</text:p>
          </table:table-cell>
          <table:table-cell table:style-name="Table1.A1" office:value-type="string">
            <text:p text:style-name="P3">65, 67</text:p>
          </table:table-cell>
          <table:table-cell table:style-name="Table1.A1" office:value-type="string">
            <text:p text:style-name="P3">72</text:p>
          </table:table-cell>
          <table:table-cell table:style-name="Table1.A1" office:value-type="string">
            <text:p text:style-name="P3">121, -2, -3</text:p>
          </table:table-cell>
          <table:table-cell table:style-name="Table1.A1" office:value-type="string">
            <text:p text:style-name="P3">124,</text:p>
            <text:p text:style-name="P3">-5, -6</text:p>
          </table:table-cell>
          <table:table-cell table:style-name="Table1.I1">
            <text:p text:style-name="P3"/>
          </table:table-cell>
          <table:table-cell table:style-name="Table1.J1">
            <text:p text:style-name="P3"/>
          </table:table-cell>
        </table:table-row>
        <table:table-row>
          <table:table-cell table:style-name="Table1.A10" office:value-type="string">
            <text:p text:style-name="P9">dimension</text:p>
          </table:table-cell>
          <table:table-cell table:style-name="Table1.E10" office:value-type="string">
            <text:p text:style-name="P2">2D</text:p>
          </table:table-cell>
          <table:table-cell table:style-name="Table1.I10" office:value-type="string">
            <text:p text:style-name="P2">2D</text:p>
          </table:table-cell>
          <table:table-cell table:style-name="Table1.I10" office:value-type="string">
            <text:p text:style-name="P2">2D</text:p>
          </table:table-cell>
          <table:table-cell table:style-name="Table1.E10" office:value-type="string">
            <text:p text:style-name="P2">5D</text:p>
          </table:table-cell>
          <table:table-cell table:style-name="Table1.I10" office:value-type="string">
            <text:p text:style-name="P2">5D</text:p>
          </table:table-cell>
          <table:table-cell table:style-name="Table1.G10" office:value-type="string">
            <text:p text:style-name="P2">10D</text:p>
          </table:table-cell>
          <table:table-cell table:style-name="Table1.I10" office:value-type="string">
            <text:p text:style-name="P2">10D</text:p>
          </table:table-cell>
          <table:table-cell table:style-name="Table1.I10" office:value-type="string">
            <text:p text:style-name="P2"/>
          </table:table-cell>
          <table:table-cell table:style-name="Table1.J10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9">TrainRange</text:p>
          </table:table-cell>
          <table:table-cell table:style-name="Table1.E10" office:value-type="string">
            <text:p text:style-name="P2">8</text:p>
          </table:table-cell>
          <table:table-cell table:style-name="Table1.I10" office:value-type="string">
            <text:p text:style-name="P2">8</text:p>
          </table:table-cell>
          <table:table-cell table:style-name="Table1.I10" office:value-type="string">
            <text:p text:style-name="P2">8</text:p>
          </table:table-cell>
          <table:table-cell table:style-name="Table1.E10" office:value-type="string">
            <text:p text:style-name="P2">8</text:p>
          </table:table-cell>
          <table:table-cell table:style-name="Table1.I10" office:value-type="string">
            <text:p text:style-name="P2">8</text:p>
          </table:table-cell>
          <table:table-cell table:style-name="Table1.G10" office:value-type="string">
            <text:p text:style-name="P2">8</text:p>
          </table:table-cell>
          <table:table-cell table:style-name="Table1.I10" office:value-type="string">
            <text:p text:style-name="P2">8</text:p>
          </table:table-cell>
          <table:table-cell table:style-name="Table1.I8">
            <text:p text:style-name="P2"/>
          </table:table-cell>
          <table:table-cell table:style-name="Table1.J8">
            <text:p text:style-name="P2"/>
          </table:table-cell>
        </table:table-row>
        <table:table-row>
          <table:table-cell table:style-name="Table1.A10" office:value-type="string">
            <text:p text:style-name="P1">NArchivePoints</text:p>
          </table:table-cell>
          <table:table-cell table:style-name="Table1.E10" office:value-type="string">
            <text:p text:style-name="P2">15*D</text:p>
          </table:table-cell>
          <table:table-cell table:style-name="Table1.I10" office:value-type="string">
            <text:p text:style-name="P2">15*D</text:p>
          </table:table-cell>
          <table:table-cell table:style-name="Table1.I10" office:value-type="string">
            <text:p text:style-name="P2">15*D</text:p>
          </table:table-cell>
          <table:table-cell table:style-name="Table1.E10" office:value-type="string">
            <text:p text:style-name="P2">15*D</text:p>
          </table:table-cell>
          <table:table-cell table:style-name="Table1.I10" office:value-type="string">
            <text:p text:style-name="P2">15*D</text:p>
          </table:table-cell>
          <table:table-cell table:style-name="Table1.G10" office:value-type="string">
            <text:p text:style-name="P2">15*D</text:p>
          </table:table-cell>
          <table:table-cell table:style-name="Table1.I10" office:value-type="string">
            <text:p text:style-name="P2">15*D</text:p>
          </table:table-cell>
          <table:table-cell table:style-name="Table1.I10" office:value-type="string">
            <text:p text:style-name="P2"/>
          </table:table-cell>
          <table:table-cell table:style-name="Table1.J10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1">SampleRange</text:p>
          </table:table-cell>
          <table:table-cell table:style-name="Table1.E10" office:value-type="string">
            <text:p text:style-name="P2">1</text:p>
          </table:table-cell>
          <table:table-cell table:style-name="Table1.I10" office:value-type="string">
            <text:p text:style-name="P2">2</text:p>
          </table:table-cell>
          <table:table-cell table:style-name="Table1.I10" office:value-type="string">
            <text:p text:style-name="P2">3</text:p>
          </table:table-cell>
          <table:table-cell table:style-name="Table1.E10" office:value-type="string">
            <text:p text:style-name="P2">1, 2</text:p>
          </table:table-cell>
          <table:table-cell table:style-name="Table1.I10" office:value-type="string">
            <text:p text:style-name="P2">3</text:p>
          </table:table-cell>
          <table:table-cell table:style-name="Table1.G10" office:value-type="string">
            <text:p text:style-name="P2">2</text:p>
          </table:table-cell>
          <table:table-cell table:style-name="Table1.I10" office:value-type="string">
            <text:p text:style-name="P2">3</text:p>
          </table:table-cell>
          <table:table-cell table:style-name="Table1.I8">
            <text:p text:style-name="P2"/>
          </table:table-cell>
          <table:table-cell table:style-name="Table1.J8">
            <text:p text:style-name="P2"/>
          </table:table-cell>
        </table:table-row>
        <table:table-row>
          <table:table-cell table:style-name="Table1.A10" office:value-type="string">
            <text:p text:style-name="P1">OrigGenerations</text:p>
          </table:table-cell>
          <table:table-cell table:style-name="Table1.E10" office:value-type="string">
            <text:p text:style-name="P2">1</text:p>
          </table:table-cell>
          <table:table-cell table:style-name="Table1.I10" office:value-type="string">
            <text:p text:style-name="P2">1</text:p>
          </table:table-cell>
          <table:table-cell table:style-name="Table1.I10" office:value-type="string">
            <text:p text:style-name="P2">1</text:p>
          </table:table-cell>
          <table:table-cell table:style-name="Table1.E10" office:value-type="string">
            <text:p text:style-name="P2">1</text:p>
          </table:table-cell>
          <table:table-cell table:style-name="Table1.I10" office:value-type="string">
            <text:p text:style-name="P2">1</text:p>
          </table:table-cell>
          <table:table-cell table:style-name="Table1.G10" office:value-type="string">
            <text:p text:style-name="P2">1</text:p>
          </table:table-cell>
          <table:table-cell table:style-name="Table1.I10" office:value-type="string">
            <text:p text:style-name="P2">1</text:p>
          </table:table-cell>
          <table:table-cell table:style-name="Table1.I8">
            <text:p text:style-name="P2"/>
          </table:table-cell>
          <table:table-cell table:style-name="Table1.J8">
            <text:p text:style-name="P2"/>
          </table:table-cell>
        </table:table-row>
        <table:table-row>
          <table:table-cell table:style-name="Table1.A10" office:value-type="string">
            <text:p text:style-name="P1">ModelGenerations</text:p>
          </table:table-cell>
          <table:table-cell table:style-name="Table1.E10" office:value-type="string">
            <text:p text:style-name="P2">2, 3</text:p>
          </table:table-cell>
          <table:table-cell table:style-name="Table1.I10" office:value-type="string">
            <text:p text:style-name="P2">1, 2, 3</text:p>
          </table:table-cell>
          <table:table-cell table:style-name="Table1.I10" office:value-type="string">
            <text:p text:style-name="P2">2, 3</text:p>
          </table:table-cell>
          <table:table-cell table:style-name="Table1.E10" office:value-type="string">
            <text:p text:style-name="P2">2, 1</text:p>
          </table:table-cell>
          <table:table-cell table:style-name="Table1.I10" office:value-type="string">
            <text:p text:style-name="P2">3</text:p>
          </table:table-cell>
          <table:table-cell table:style-name="Table1.G10" office:value-type="string">
            <text:p text:style-name="P2">1, 2, 3</text:p>
          </table:table-cell>
          <table:table-cell table:style-name="Table1.I10" office:value-type="string">
            <text:p text:style-name="P2">1,2,3</text:p>
          </table:table-cell>
          <table:table-cell table:style-name="Table1.I8">
            <text:p text:style-name="P2"/>
          </table:table-cell>
          <table:table-cell table:style-name="Table1.J8">
            <text:p text:style-name="P2"/>
          </table:table-cell>
        </table:table-row>
        <text:soft-page-break/>
        <table:table-row>
          <table:table-cell table:style-name="Table1.A10" office:value-type="string">
            <text:p text:style-name="P1">ValidatePoints</text:p>
          </table:table-cell>
          <table:table-cell table:style-name="Table1.E10" office:value-type="string">
            <text:p text:style-name="P2">0</text:p>
          </table:table-cell>
          <table:table-cell table:style-name="Table1.I10" office:value-type="string">
            <text:p text:style-name="P2">0</text:p>
          </table:table-cell>
          <table:table-cell table:style-name="Table1.I10" office:value-type="string">
            <text:p text:style-name="P2">0</text:p>
          </table:table-cell>
          <table:table-cell table:style-name="Table1.E10" office:value-type="string">
            <text:p text:style-name="P2">0</text:p>
          </table:table-cell>
          <table:table-cell table:style-name="Table1.I10" office:value-type="string">
            <text:p text:style-name="P2">0</text:p>
          </table:table-cell>
          <table:table-cell table:style-name="Table1.G10" office:value-type="string">
            <text:p text:style-name="P2">0</text:p>
          </table:table-cell>
          <table:table-cell table:style-name="Table1.I10" office:value-type="string">
            <text:p text:style-name="P2">0</text:p>
          </table:table-cell>
          <table:table-cell table:style-name="Table1.I8">
            <text:p text:style-name="P2"/>
          </table:table-cell>
          <table:table-cell table:style-name="Table1.J8">
            <text:p text:style-name="P2"/>
          </table:table-cell>
        </table:table-row>
        <table:table-row>
          <table:table-cell table:style-name="Table1.A10" office:value-type="string">
            <text:p text:style-name="P1"/>
          </table:table-cell>
          <table:table-cell table:style-name="Table1.E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G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J10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1"/>
          </table:table-cell>
          <table:table-cell table:style-name="Table1.E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G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I10" office:value-type="string">
            <text:p text:style-name="P2"/>
          </table:table-cell>
          <table:table-cell table:style-name="Table1.J10" office:value-type="string">
            <text:p text:style-name="P2"/>
          </table:table-cell>
        </table:table-row>
      </table:table>
      <text:p text:style-name="P7"/>
      <text:p text:style-name="P7">Notes:</text:p>
      <text:list xml:id="list2897968893011578395" text:style-name="L10">
        <text:list-item>
          <text:p text:style-name="P23">65 – only very early state (20-100 evals.), then much slower</text:p>
        </text:list-item>
        <text:list-item>
          <text:p text:style-name="P23">67 – only very little progress, more in lower quartiles than in the medians in 200+ evals.</text:p>
        </text:list-item>
        <text:list-item>
          <text:p text:style-name="P23">72 – progress in the medium evals. range (220 – 1200 evals.)</text:p>
        </text:list-item>
        <text:list-item>
          <text:p text:style-name="P23">121, 122, 123 – the higher ModelGenerations parameter, the faster progress in early stages (0-700 evals.), but slower progress in later phases (1200+ evals.)</text:p>
        </text:list-item>
        <text:list-item>
          <text:p text:style-name="P23">124, 125, 126 – the higher ModelGenerations parameter, the faster progress in early stages (0-700 evals.), but slower progress in later phases (1200+ evals.)</text:p>
        </text:list-item>
      </text:list>
      <text:p text:style-name="P7"/>
      <text:p text:style-name="P8">Rastrigin, f3</text:p>
      <text:p text:style-name="P7"/>
      <table:table table:name="Tabulka1" table:style-name="Tabulka1">
        <table:table-column table:style-name="Tabulka1.A"/>
        <table:table-column table:style-name="Tabulka1.B"/>
        <table:table-column table:style-name="Tabulka1.C" table:number-columns-repeated="2"/>
        <table:table-column table:style-name="Tabulka1.B"/>
        <table:table-column table:style-name="Tabulka1.C"/>
        <table:table-column table:style-name="Tabulka1.G"/>
        <table:table-column table:style-name="Tabulka1.C" table:number-columns-repeated="2"/>
        <table:table-column table:style-name="Tabulka1.J"/>
        <table:table-row>
          <table:table-cell table:style-name="Tabulka1.A1" office:value-type="string">
            <text:p text:style-name="P10">exp_geneEC_03<text:span text:style-name="T2">'s ID:</text:span></text:p>
          </table:table-cell>
          <table:table-cell table:style-name="Tabulka1.B1" office:value-type="float" office:value="28">
            <text:p text:style-name="P3">28</text:p>
          </table:table-cell>
          <table:table-cell table:style-name="Tabulka1.B1" office:value-type="float" office:value="83">
            <text:p text:style-name="P3">83</text:p>
          </table:table-cell>
          <table:table-cell table:style-name="Tabulka1.A1" office:value-type="string">
            <text:p text:style-name="P3">136,</text:p>
            <text:p text:style-name="P3">-7, -8</text:p>
          </table:table-cell>
          <table:table-cell table:style-name="Tabulka1.B1" office:value-type="float" office:value="141">
            <text:p text:style-name="P3">141</text:p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3"/>
          </table:table-cell>
          <table:table-cell table:style-name="Tabulka1.A1" office:value-type="string">
            <text:p text:style-name="P3"/>
          </table:table-cell>
          <table:table-cell table:style-name="Tabulka1.B1">
            <text:p text:style-name="P3"/>
          </table:table-cell>
          <table:table-cell table:style-name="Tabulka1.J1">
            <text:p text:style-name="P3"/>
          </table:table-cell>
        </table:table-row>
        <table:table-row>
          <table:table-cell table:style-name="Tabulka1.A10" office:value-type="string">
            <text:p text:style-name="P9">dimension</text:p>
          </table:table-cell>
          <table:table-cell table:style-name="Tabulka1.E10" office:value-type="string">
            <text:p text:style-name="P2">2D</text:p>
          </table:table-cell>
          <table:table-cell table:style-name="Tabulka1.I10" office:value-type="string">
            <text:p text:style-name="P2">5D</text:p>
          </table:table-cell>
          <table:table-cell table:style-name="Tabulka1.I10" office:value-type="string">
            <text:p text:style-name="P2">10D</text:p>
          </table:table-cell>
          <table:table-cell table:style-name="Tabulka1.E10" office:value-type="string">
            <text:p text:style-name="P2">10D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J10" office:value-type="string">
            <text:p text:style-name="P2"/>
          </table:table-cell>
        </table:table-row>
        <table:table-row>
          <table:table-cell table:style-name="Tabulka1.A10" office:value-type="string">
            <text:p text:style-name="P9">TrainRange</text:p>
          </table:table-cell>
          <table:table-cell table:style-name="Tabulka1.E10" office:value-type="string">
            <text:p text:style-name="P2">8</text:p>
          </table:table-cell>
          <table:table-cell table:style-name="Tabulka1.I10" office:value-type="string">
            <text:p text:style-name="P2">8</text:p>
          </table:table-cell>
          <table:table-cell table:style-name="Tabulka1.I10" office:value-type="string">
            <text:p text:style-name="P2">8</text:p>
          </table:table-cell>
          <table:table-cell table:style-name="Tabulka1.E10" office:value-type="string">
            <text:p text:style-name="P2">8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8">
            <text:p text:style-name="P2"/>
          </table:table-cell>
          <table:table-cell table:style-name="Tabulka1.J8">
            <text:p text:style-name="P2"/>
          </table:table-cell>
        </table:table-row>
        <table:table-row>
          <table:table-cell table:style-name="Tabulka1.A10" office:value-type="string">
            <text:p text:style-name="P1">NArchivePoints</text:p>
          </table:table-cell>
          <table:table-cell table:style-name="Tabulka1.E10" office:value-type="string">
            <text:p text:style-name="P2">15*D</text:p>
          </table:table-cell>
          <table:table-cell table:style-name="Tabulka1.I10" office:value-type="string">
            <text:p text:style-name="P2">15*D</text:p>
          </table:table-cell>
          <table:table-cell table:style-name="Tabulka1.I10" office:value-type="string">
            <text:p text:style-name="P2">15*D</text:p>
          </table:table-cell>
          <table:table-cell table:style-name="Tabulka1.E10" office:value-type="string">
            <text:p text:style-name="P2">15*D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J10" office:value-type="string">
            <text:p text:style-name="P2"/>
          </table:table-cell>
        </table:table-row>
        <table:table-row>
          <table:table-cell table:style-name="Tabulka1.A10" office:value-type="string">
            <text:p text:style-name="P1">SampleRange</text:p>
          </table:table-cell>
          <table:table-cell table:style-name="Tabulka1.E10" office:value-type="string">
            <text:p text:style-name="P2">1</text:p>
          </table:table-cell>
          <table:table-cell table:style-name="Tabulka1.C5" office:value-type="float" office:value="1">
            <text:p text:style-name="P2">1</text:p>
          </table:table-cell>
          <table:table-cell table:style-name="Tabulka1.D5" office:value-type="float" office:value="1">
            <text:p text:style-name="P2">1</text:p>
          </table:table-cell>
          <table:table-cell table:style-name="Tabulka1.E5" office:value-type="float" office:value="2">
            <text:p text:style-name="P2">2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8">
            <text:p text:style-name="P2"/>
          </table:table-cell>
          <table:table-cell table:style-name="Tabulka1.J8">
            <text:p text:style-name="P2"/>
          </table:table-cell>
        </table:table-row>
        <table:table-row>
          <table:table-cell table:style-name="Tabulka1.A10" office:value-type="string">
            <text:p text:style-name="P1">OrigGenerations</text:p>
          </table:table-cell>
          <table:table-cell table:style-name="Tabulka1.E10" office:value-type="string">
            <text:p text:style-name="P2">1</text:p>
          </table:table-cell>
          <table:table-cell table:style-name="Tabulka1.I10" office:value-type="string">
            <text:p text:style-name="P2">1</text:p>
          </table:table-cell>
          <table:table-cell table:style-name="Tabulka1.I10" office:value-type="string">
            <text:p text:style-name="P2">1</text:p>
          </table:table-cell>
          <table:table-cell table:style-name="Tabulka1.E10" office:value-type="string">
            <text:p text:style-name="P2">1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8">
            <text:p text:style-name="P2"/>
          </table:table-cell>
          <table:table-cell table:style-name="Tabulka1.J8">
            <text:p text:style-name="P2"/>
          </table:table-cell>
        </table:table-row>
        <table:table-row>
          <table:table-cell table:style-name="Tabulka1.A10" office:value-type="string">
            <text:p text:style-name="P1">ModelGenerations</text:p>
          </table:table-cell>
          <table:table-cell table:style-name="Tabulka1.B7" office:value-type="float" office:value="1">
            <text:p text:style-name="P2">1</text:p>
          </table:table-cell>
          <table:table-cell table:style-name="Tabulka1.C7" office:value-type="float" office:value="2">
            <text:p text:style-name="P2">2</text:p>
          </table:table-cell>
          <table:table-cell table:style-name="Tabulka1.I10" office:value-type="string">
            <text:p text:style-name="P2">1, 2, 3</text:p>
          </table:table-cell>
          <table:table-cell table:style-name="Tabulka1.E7" office:value-type="float" office:value="3">
            <text:p text:style-name="P2">3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8">
            <text:p text:style-name="P2"/>
          </table:table-cell>
          <table:table-cell table:style-name="Tabulka1.J8">
            <text:p text:style-name="P2"/>
          </table:table-cell>
        </table:table-row>
        <table:table-row>
          <table:table-cell table:style-name="Tabulka1.A10" office:value-type="string">
            <text:p text:style-name="P1">ValidatePoints</text:p>
          </table:table-cell>
          <table:table-cell table:style-name="Tabulka1.E10" office:value-type="string">
            <text:p text:style-name="P2">0</text:p>
          </table:table-cell>
          <table:table-cell table:style-name="Tabulka1.I10" office:value-type="string">
            <text:p text:style-name="P2">0</text:p>
          </table:table-cell>
          <table:table-cell table:style-name="Tabulka1.I10" office:value-type="string">
            <text:p text:style-name="P2">0</text:p>
          </table:table-cell>
          <table:table-cell table:style-name="Tabulka1.E10" office:value-type="string">
            <text:p text:style-name="P2">0</text:p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8">
            <text:p text:style-name="P2"/>
          </table:table-cell>
          <table:table-cell table:style-name="Tabulka1.J8">
            <text:p text:style-name="P2"/>
          </table:table-cell>
        </table:table-row>
        <table:table-row>
          <table:table-cell table:style-name="Tabulka1.A10" office:value-type="string">
            <text:p text:style-name="P1"/>
          </table:table-cell>
          <table:table-cell table:style-name="Tabulka1.E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E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J10" office:value-type="string">
            <text:p text:style-name="P2"/>
          </table:table-cell>
        </table:table-row>
        <table:table-row>
          <table:table-cell table:style-name="Tabulka1.A10" office:value-type="string">
            <text:p text:style-name="P1"/>
          </table:table-cell>
          <table:table-cell table:style-name="Tabulka1.E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E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G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I10" office:value-type="string">
            <text:p text:style-name="P2"/>
          </table:table-cell>
          <table:table-cell table:style-name="Tabulka1.J10" office:value-type="string">
            <text:p text:style-name="P2"/>
          </table:table-cell>
        </table:table-row>
      </table:table>
      <text:p text:style-name="P7"/>
      <text:p text:style-name="P7">Notes:</text:p>
      <text:list xml:id="list223705256328496" text:continue-numbering="true" text:style-name="L10">
        <text:list-item>
          <text:p text:style-name="P23">28 – slightly better variance</text:p>
        </text:list-item>
        <text:list-item>
          <text:p text:style-name="P23">83 – only very little progress in very early state (&lt;200 evals.)</text:p>
        </text:list-item>
        <text:list-item>
          <text:p text:style-name="P23">136, 137, 138 – progress in first 1000 evals.</text:p>
        </text:list-item>
        <text:list-item>
          <text:p text:style-name="P23">141 – little progress in first 1000 evals.</text:p>
        </text:list-item>
      </text:list>
      <text:p text:style-name="P7"/>
      <text:p text:style-name="P7"/>
      <text:p text:style-name="P7"/>
      <text:p text:style-name="P8">Rosenbrock, f8</text:p>
      <text:p text:style-name="P7"/>
      <table:table table:name="Tabulka2" table:style-name="Tabulka2">
        <table:table-column table:style-name="Tabulka2.A"/>
        <table:table-column table:style-name="Tabulka2.B"/>
        <table:table-column table:style-name="Tabulka2.C" table:number-columns-repeated="2"/>
        <table:table-column table:style-name="Tabulka2.B"/>
        <table:table-column table:style-name="Tabulka2.C"/>
        <table:table-column table:style-name="Tabulka2.G"/>
        <table:table-column table:style-name="Tabulka2.C" table:number-columns-repeated="2"/>
        <table:table-column table:style-name="Tabulka2.J"/>
        <table:table-row>
          <table:table-cell table:style-name="Tabulka2.A1" office:value-type="string">
            <text:p text:style-name="P10">exp_geneEC_03<text:span text:style-name="T2">'s ID:</text:span></text:p>
          </table:table-cell>
          <table:table-cell table:style-name="Tabulka2.B1" office:value-type="float" office:value="50">
            <text:p text:style-name="P3">50</text:p>
          </table:table-cell>
          <table:table-cell table:style-name="Tabulka2.B1" office:value-type="float" office:value="104">
            <text:p text:style-name="P3">104</text:p>
          </table:table-cell>
          <table:table-cell table:style-name="Tabulka2.A1" office:value-type="string">
            <text:p text:style-name="P3">154,</text:p>
            <text:p text:style-name="P3">-5, (-6)</text:p>
          </table:table-cell>
          <table:table-cell table:style-name="Tabulka2.A1" office:value-type="string">
            <text:p text:style-name="P3">(158,)</text:p>
            <text:p text:style-name="P3">159</text:p>
          </table:table-cell>
          <table:table-cell table:style-name="Tabulka2.A1" office:value-type="string">
            <text:p text:style-name="P3"/>
          </table:table-cell>
          <table:table-cell table:style-name="Tabulka2.A1" office:value-type="string">
            <text:p text:style-name="P3"/>
          </table:table-cell>
          <table:table-cell table:style-name="Tabulka2.A1" office:value-type="string">
            <text:p text:style-name="P3"/>
          </table:table-cell>
          <table:table-cell table:style-name="Tabulka2.B1">
            <text:p text:style-name="P3"/>
          </table:table-cell>
          <table:table-cell table:style-name="Tabulka2.J1">
            <text:p text:style-name="P3"/>
          </table:table-cell>
        </table:table-row>
        <table:table-row>
          <table:table-cell table:style-name="Tabulka2.A10" office:value-type="string">
            <text:p text:style-name="P9">dimension</text:p>
          </table:table-cell>
          <table:table-cell table:style-name="Tabulka2.E10" office:value-type="string">
            <text:p text:style-name="P2">2D</text:p>
          </table:table-cell>
          <table:table-cell table:style-name="Tabulka2.I10" office:value-type="string">
            <text:p text:style-name="P2">5D</text:p>
          </table:table-cell>
          <table:table-cell table:style-name="Tabulka2.I10" office:value-type="string">
            <text:p text:style-name="P2">10D</text:p>
          </table:table-cell>
          <table:table-cell table:style-name="Tabulka2.E10" office:value-type="string">
            <text:p text:style-name="P2">10D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J10" office:value-type="string">
            <text:p text:style-name="P2"/>
          </table:table-cell>
        </table:table-row>
        <table:table-row>
          <table:table-cell table:style-name="Tabulka2.A10" office:value-type="string">
            <text:p text:style-name="P9">TrainRange</text:p>
          </table:table-cell>
          <table:table-cell table:style-name="Tabulka2.E10" office:value-type="string">
            <text:p text:style-name="P2">8</text:p>
          </table:table-cell>
          <table:table-cell table:style-name="Tabulka2.I10" office:value-type="string">
            <text:p text:style-name="P2">8</text:p>
          </table:table-cell>
          <table:table-cell table:style-name="Tabulka2.I10" office:value-type="string">
            <text:p text:style-name="P2">8</text:p>
          </table:table-cell>
          <table:table-cell table:style-name="Tabulka2.E10" office:value-type="string">
            <text:p text:style-name="P2">8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8">
            <text:p text:style-name="P2"/>
          </table:table-cell>
          <table:table-cell table:style-name="Tabulka2.J8">
            <text:p text:style-name="P2"/>
          </table:table-cell>
        </table:table-row>
        <table:table-row>
          <table:table-cell table:style-name="Tabulka2.A10" office:value-type="string">
            <text:p text:style-name="P1">NArchivePoints</text:p>
          </table:table-cell>
          <table:table-cell table:style-name="Tabulka2.E10" office:value-type="string">
            <text:p text:style-name="P2">15*D</text:p>
          </table:table-cell>
          <table:table-cell table:style-name="Tabulka2.I10" office:value-type="string">
            <text:p text:style-name="P2">15*D</text:p>
          </table:table-cell>
          <table:table-cell table:style-name="Tabulka2.I10" office:value-type="string">
            <text:p text:style-name="P2">15*D</text:p>
          </table:table-cell>
          <table:table-cell table:style-name="Tabulka2.E10" office:value-type="string">
            <text:p text:style-name="P2">15*D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J10" office:value-type="string">
            <text:p text:style-name="P2"/>
          </table:table-cell>
        </table:table-row>
        <table:table-row>
          <table:table-cell table:style-name="Tabulka2.A10" office:value-type="string">
            <text:p text:style-name="P1">SampleRange</text:p>
          </table:table-cell>
          <table:table-cell table:style-name="Tabulka2.B5" office:value-type="float" office:value="2">
            <text:p text:style-name="P2">2</text:p>
          </table:table-cell>
          <table:table-cell table:style-name="Tabulka2.C5" office:value-type="float" office:value="2">
            <text:p text:style-name="P2">2</text:p>
          </table:table-cell>
          <table:table-cell table:style-name="Tabulka2.D5" office:value-type="float" office:value="1">
            <text:p text:style-name="P2">1</text:p>
          </table:table-cell>
          <table:table-cell table:style-name="Tabulka2.E5" office:value-type="float" office:value="2">
            <text:p text:style-name="P2">2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8">
            <text:p text:style-name="P2"/>
          </table:table-cell>
          <table:table-cell table:style-name="Tabulka2.J8">
            <text:p text:style-name="P2"/>
          </table:table-cell>
        </table:table-row>
        <table:table-row>
          <table:table-cell table:style-name="Tabulka2.A10" office:value-type="string">
            <text:p text:style-name="P1">OrigGenerations</text:p>
          </table:table-cell>
          <table:table-cell table:style-name="Tabulka2.E10" office:value-type="string">
            <text:p text:style-name="P2">1</text:p>
          </table:table-cell>
          <table:table-cell table:style-name="Tabulka2.I10" office:value-type="string">
            <text:p text:style-name="P2">1</text:p>
          </table:table-cell>
          <table:table-cell table:style-name="Tabulka2.I10" office:value-type="string">
            <text:p text:style-name="P2">1</text:p>
          </table:table-cell>
          <table:table-cell table:style-name="Tabulka2.E10" office:value-type="string">
            <text:p text:style-name="P2">1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8">
            <text:p text:style-name="P2"/>
          </table:table-cell>
          <table:table-cell table:style-name="Tabulka2.J8">
            <text:p text:style-name="P2"/>
          </table:table-cell>
        </table:table-row>
        <table:table-row>
          <table:table-cell table:style-name="Tabulka2.A10" office:value-type="string">
            <text:p text:style-name="P1">ModelGenerations</text:p>
          </table:table-cell>
          <table:table-cell table:style-name="Tabulka2.B7" office:value-type="float" office:value="2">
            <text:p text:style-name="P2">2</text:p>
          </table:table-cell>
          <table:table-cell table:style-name="Tabulka2.C7" office:value-type="float" office:value="2">
            <text:p text:style-name="P2">2</text:p>
          </table:table-cell>
          <table:table-cell table:style-name="Tabulka2.I10" office:value-type="string">
            <text:p text:style-name="P2">1, 2</text:p>
            <text:p text:style-name="P2"><text:soft-page-break/>(3)</text:p>
          </table:table-cell>
          <table:table-cell table:style-name="Tabulka2.E10" office:value-type="string">
            <text:p text:style-name="P2">(2) 3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8">
            <text:p text:style-name="P2"/>
          </table:table-cell>
          <table:table-cell table:style-name="Tabulka2.J8">
            <text:p text:style-name="P2"/>
          </table:table-cell>
        </table:table-row>
        <table:table-row>
          <table:table-cell table:style-name="Tabulka2.A10" office:value-type="string">
            <text:p text:style-name="P1">ValidatePoints</text:p>
          </table:table-cell>
          <table:table-cell table:style-name="Tabulka2.E10" office:value-type="string">
            <text:p text:style-name="P2">0</text:p>
          </table:table-cell>
          <table:table-cell table:style-name="Tabulka2.I10" office:value-type="string">
            <text:p text:style-name="P2">0</text:p>
          </table:table-cell>
          <table:table-cell table:style-name="Tabulka2.I10" office:value-type="string">
            <text:p text:style-name="P2">0</text:p>
          </table:table-cell>
          <table:table-cell table:style-name="Tabulka2.E10" office:value-type="string">
            <text:p text:style-name="P2">0</text:p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8">
            <text:p text:style-name="P2"/>
          </table:table-cell>
          <table:table-cell table:style-name="Tabulka2.J8">
            <text:p text:style-name="P2"/>
          </table:table-cell>
        </table:table-row>
        <table:table-row>
          <table:table-cell table:style-name="Tabulka2.A10" office:value-type="string">
            <text:p text:style-name="P1"/>
          </table:table-cell>
          <table:table-cell table:style-name="Tabulka2.E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E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J10" office:value-type="string">
            <text:p text:style-name="P2"/>
          </table:table-cell>
        </table:table-row>
        <table:table-row>
          <table:table-cell table:style-name="Tabulka2.A10" office:value-type="string">
            <text:p text:style-name="P1"/>
          </table:table-cell>
          <table:table-cell table:style-name="Tabulka2.E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E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G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I10" office:value-type="string">
            <text:p text:style-name="P2"/>
          </table:table-cell>
          <table:table-cell table:style-name="Tabulka2.J10" office:value-type="string">
            <text:p text:style-name="P2"/>
          </table:table-cell>
        </table:table-row>
      </table:table>
      <text:p text:style-name="P7"/>
      <text:p text:style-name="P7">Notes:</text:p>
      <text:list xml:id="list223703729671587" text:continue-numbering="true" text:style-name="L10">
        <text:list-item>
          <text:p text:style-name="P23">50 – best in 2D</text:p>
        </text:list-item>
        <text:list-item>
          <text:p text:style-name="P23">104 – best in 5D</text:p>
        </text:list-item>
        <text:list-item>
          <text:p text:style-name="P23">154, 155 (156) – progress in first 300 evals.</text:p>
        </text:list-item>
        <text:list-item>
          <text:p text:style-name="P23">159 (158) – progress in first 300 eva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5-01-31T22:37:03.273006389</dc:date>
    <meta:editing-duration>PT12H18M28S</meta:editing-duration>
    <meta:editing-cycles>35</meta:editing-cycles>
    <meta:generator>LibreOffice/4.2.7.2$Linux_X86_64 LibreOffice_project/420m0$Build-2</meta:generator>
    <dc:creator>Lukas B</dc:creator>
    <meta:document-statistic meta:table-count="3" meta:image-count="0" meta:object-count="0" meta:page-count="5" meta:paragraph-count="264" meta:word-count="1121" meta:character-count="6906" meta:non-whitespace-character-count="5946"/>
  </office:meta>
</office:document-meta>
</file>